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style:font-name="Liberation Serif2" fo:font-size="12pt" style:font-size-asian="12pt" style:font-size-complex="12pt"/>
    </style:style>
    <style:style style:name="P12"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7" style:family="paragraph" style:parent-style-name="Table_20_Contents">
      <style:paragraph-properties fo:text-align="start" style:justify-single-word="false"/>
    </style:style>
    <style:style style:name="P1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9"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start" style:justify-single-word="false"/>
    </style:style>
    <style:style style:name="P42" style:family="paragraph" style:parent-style-name="Standard" style:list-style-name="L5">
      <style:paragraph-properties fo:text-align="start" style:justify-single-word="false"/>
    </style:style>
    <style:style style:name="P43" style:family="paragraph" style:parent-style-name="Standard" style:list-style-name="L8">
      <style:paragraph-properties fo:text-align="start" style:justify-single-word="false"/>
    </style:style>
    <style:style style:name="P44" style:family="paragraph" style:parent-style-name="Standard" style:list-style-name="L13">
      <style:paragraph-properties fo:text-align="start" style:justify-single-word="false"/>
    </style:style>
    <style:style style:name="P45" style:family="paragraph" style:parent-style-name="Standard" style:list-style-name="L14">
      <style:paragraph-properties fo:text-align="start" style:justify-single-word="false"/>
    </style:style>
    <style:style style:name="P46" style:family="paragraph" style:parent-style-name="Standard" style:list-style-name="L15">
      <style:paragraph-properties fo:text-align="start" style:justify-single-word="false"/>
    </style:style>
    <style:style style:name="P47" style:family="paragraph" style:parent-style-name="Standard" style:list-style-name="L20">
      <style:paragraph-properties fo:text-align="start" style:justify-single-word="false"/>
    </style:style>
    <style:style style:name="P48" style:family="paragraph" style:parent-style-name="Standard" style:list-style-name="L25">
      <style:paragraph-properties fo:text-align="start" style:justify-single-word="false"/>
    </style:style>
    <style:style style:name="P49" style:family="paragraph" style:parent-style-name="Standard" style:list-style-name="L26">
      <style:paragraph-properties fo:text-align="start" style:justify-single-word="false"/>
    </style:style>
    <style:style style:name="P50" style:family="paragraph" style:parent-style-name="Standard" style:list-style-name="L27">
      <style:paragraph-properties fo:text-align="start" style:justify-single-word="false"/>
    </style:style>
    <style:style style:name="P51" style:family="paragraph" style:parent-style-name="Standard" style:list-style-name="L28">
      <style:paragraph-properties fo:text-align="start" style:justify-single-word="false"/>
    </style:style>
    <style:style style:name="P52" style:family="paragraph" style:parent-style-name="Standard" style:list-style-name="L30">
      <style:paragraph-properties fo:text-align="start" style:justify-single-word="false"/>
    </style:style>
    <style:style style:name="P53" style:family="paragraph" style:parent-style-name="Standard" style:list-style-name="L31">
      <style:paragraph-properties fo:text-align="start" style:justify-single-word="false"/>
    </style:style>
    <style:style style:name="P54" style:family="paragraph" style:parent-style-name="Standard" style:list-style-name="L32">
      <style:paragraph-properties fo:text-align="start" style:justify-single-word="false"/>
    </style:style>
    <style:style style:name="P55" style:family="paragraph" style:parent-style-name="Standard" style:list-style-name="L26">
      <style:paragraph-properties fo:text-align="start" style:justify-single-word="false"/>
      <style:text-properties style:font-name="Liberation Serif1"/>
    </style:style>
    <style:style style:name="P56" style:family="paragraph" style:parent-style-name="Standard" style:list-style-name="L29">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3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30">
      <style:paragraph-properties fo:line-height="100%" fo:text-align="start" style:justify-single-word="false">
        <style:tab-stops>
          <style:tab-stop style:position="0.5in"/>
        </style:tab-stops>
      </style:paragraph-properties>
    </style:style>
    <style:style style:name="P6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6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font-name="Liberation Serif1"/>
    </style:style>
    <style:style style:name="T9"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fo:font-size="12pt" style:font-size-asian="12pt" style:font-size-complex="12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fr2"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p text:style-name="P4">Worksheet 1-1</text:p>
        <text:list xml:id="list128086727" text:style-name="L1">
          <text:list-item>
            <text:p text:style-name="P20">i</text:p>
          </text:list-item>
          <text:list-item>
            <text:p text:style-name="P20">ii</text:p>
          </text:list-item>
          <text:list-item>
            <text:p text:style-name="P20">iii</text:p>
          </text:list-item>
          <text:list-item>
            <text:p text:style-name="P20">iv</text:p>
          </text:list-item>
          <text:list-item>
            <text:p text:style-name="P20">v</text:p>
          </text:list-item>
          <text:list-item>
            <text:p text:style-name="P20">vi</text:p>
          </text:list-item>
          <text:list-item>
            <text:p text:style-name="P20">vii</text:p>
          </text:list-item>
          <text:list-item>
            <text:p text:style-name="P20">viii</text:p>
          </text:list-item>
          <text:list-item>
            <text:p text:style-name="P20">ix</text:p>
          </text:list-item>
          <text:list-item>
            <text:p text:style-name="P20">x</text:p>
          </text:list-item>
          <text:list-item>
            <text:p text:style-name="P20">xx</text:p>
          </text:list-item>
          <text:list-item>
            <text:p text:style-name="P20">xl</text:p>
          </text:list-item>
          <text:list-item>
            <text:p text:style-name="P20">xlv</text:p>
          </text:list-item>
          <text:list-item>
            <text:p text:style-name="P20">c</text:p>
          </text:list-item>
          <text:list-item>
            <text:p text:style-name="P20">cd</text:p>
          </text:list-item>
          <text:list-item>
            <text:p text:style-name="P20">m</text:p>
          </text:list-item>
          <text:list-item>
            <text:p text:style-name="P20">cm</text:p>
          </text:list-item>
          <text:list-item>
            <text:p text:style-name="P20">lxix</text:p>
          </text:list-item>
          <text:list-item>
            <text:p text:style-name="P20">xxiv</text:p>
          </text:list-item>
          <text:list-item>
            <text:p text:style-name="P20">mcmxcix</text:p>
          </text:list-item>
          <text:list-item>
            <text:p text:style-name="P20">9</text:p>
          </text:list-item>
          <text:list-item>
            <text:p text:style-name="P20">18</text:p>
          </text:list-item>
          <text:list-item>
            <text:p text:style-name="P20">24</text:p>
          </text:list-item>
          <text:list-item>
            <text:p text:style-name="P20">36</text:p>
          </text:list-item>
          <text:list-item>
            <text:p text:style-name="P20">3</text:p>
          </text:list-item>
          <text:list-item>
            <text:p text:style-name="P20">240</text:p>
          </text:list-item>
          <text:list-item>
            <text:p text:style-name="P20">55</text:p>
          </text:list-item>
          <text:list-item>
            <text:p text:style-name="P20">555</text:p>
          </text:list-item>
          <text:list-item>
            <text:p text:style-name="P20">1111</text:p>
          </text:list-item>
          <text:list-item>
            <text:p text:style-name="P20">999</text:p>
          </text:list-item>
          <text:list-item>
            <text:p text:style-name="P20">4</text:p>
          </text:list-item>
          <text:list-item>
            <text:p text:style-name="P20">7</text:p>
          </text:list-item>
          <text:list-item>
            <text:p text:style-name="P20">12</text:p>
          </text:list-item>
          <text:list-item>
            <text:p text:style-name="P20">16</text:p>
          </text:list-item>
          <text:list-item>
            <text:p text:style-name="P20">22</text:p>
          </text:list-item>
          <text:list-item>
            <text:p text:style-name="P20">42</text:p>
          </text:list-item>
          <text:list-item>
            <text:p text:style-name="P20">31</text:p>
          </text:list-item>
          <text:list-item>
            <text:p text:style-name="P20">1337</text:p>
          </text:list-item>
          <text:list-item>
            <text:p text:style-name="P20">2008</text:p>
          </text:list-item>
          <text:list-item>
            <text:p text:style-name="P20">1783</text:p>
          </text:list-item>
        </text:list>
        <text:p text:style-name="P4"/>
        <text:p text:style-name="P4">Worksheet 1-2</text:p>
        <text:list xml:id="list2067581724" text:style-name="L2">
          <text:list-item>
            <text:p text:style-name="P21">29</text:p>
          </text:list-item>
          <text:list-item>
            <text:p text:style-name="P21">23</text:p>
          </text:list-item>
          <text:list-item>
            <text:p text:style-name="P21">5</text:p>
          </text:list-item>
          <text:list-item>
            <text:p text:style-name="P21">24</text:p>
          </text:list-item>
          <text:list-item>
            <text:p text:style-name="P21">4</text:p>
          </text:list-item>
          <text:list-item>
            <text:p text:style-name="P21">12</text:p>
          </text:list-item>
          <text:list-item>
            <text:p text:style-name="P21">xx</text:p>
          </text:list-item>
          <text:list-item>
            <text:p text:style-name="P21">xxx</text:p>
          </text:list-item>
          <text:list-item>
            <text:p text:style-name="P21">iv</text:p>
          </text:list-item>
          <text:list-item>
            <text:p text:style-name="P21">xii</text:p>
          </text:list-item>
          <text:list-item>
            <text:p text:style-name="P21">v</text:p>
          </text:list-item>
          <text:list-item>
            <text:p text:style-name="P21">xxiv</text:p>
          </text:list-item>
          <text:list-item>
            <text:p text:style-name="P21">ix</text:p>
          </text:list-item>
          <text:list-item>
            <text:p text:style-name="P21">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10"/>
          </table:table-cell>
          <table:table-cell table:style-name="Table1.A1" office:value-type="string">
            <text:p text:style-name="P10">I</text:p>
          </table:table-cell>
          <table:table-cell table:style-name="Table1.A1" office:value-type="string">
            <text:p text:style-name="P10">II</text:p>
          </table:table-cell>
          <table:table-cell table:style-name="Table1.A1" office:value-type="string">
            <text:p text:style-name="P10">III</text:p>
          </table:table-cell>
          <table:table-cell table:style-name="Table1.A1" office:value-type="string">
            <text:p text:style-name="P10">IV</text:p>
          </table:table-cell>
          <table:table-cell table:style-name="Table1.A1" office:value-type="string">
            <text:p text:style-name="P10">V</text:p>
          </table:table-cell>
          <table:table-cell table:style-name="Table1.A1" office:value-type="string">
            <text:p text:style-name="P10">VI</text:p>
          </table:table-cell>
          <table:table-cell table:style-name="Table1.A1" office:value-type="string">
            <text:p text:style-name="P10">VII</text:p>
          </table:table-cell>
          <table:table-cell table:style-name="Table1.A1" office:value-type="string">
            <text:p text:style-name="P10">VIII</text:p>
          </table:table-cell>
          <table:table-cell table:style-name="Table1.A1" office:value-type="string">
            <text:p text:style-name="P10">IX</text:p>
          </table:table-cell>
          <table:table-cell table:style-name="Table1.K1" office:value-type="string">
            <text:p text:style-name="P10">X</text:p>
          </table:table-cell>
        </table:table-row>
        <table:table-row>
          <table:table-cell table:style-name="Table1.A2" office:value-type="string">
            <text:p text:style-name="P10">I</text:p>
          </table:table-cell>
          <table:table-cell table:style-name="Table1.A2" office:value-type="string">
            <text:p text:style-name="P11">i</text:p>
          </table:table-cell>
          <table:table-cell table:style-name="Table1.A2" office:value-type="string">
            <text:p text:style-name="P11">ii</text:p>
          </table:table-cell>
          <table:table-cell table:style-name="Table1.A2" office:value-type="string">
            <text:p text:style-name="P11">iii</text:p>
          </table:table-cell>
          <table:table-cell table:style-name="Table1.A2" office:value-type="string">
            <text:p text:style-name="P11">iv</text:p>
          </table:table-cell>
          <table:table-cell table:style-name="Table1.A2" office:value-type="string">
            <text:p text:style-name="P11">v</text:p>
          </table:table-cell>
          <table:table-cell table:style-name="Table1.A2" office:value-type="string">
            <text:p text:style-name="P11">vi</text:p>
          </table:table-cell>
          <table:table-cell table:style-name="Table1.A2" office:value-type="string">
            <text:p text:style-name="P11">vii</text:p>
          </table:table-cell>
          <table:table-cell table:style-name="Table1.A2" office:value-type="string">
            <text:p text:style-name="P11">viii</text:p>
          </table:table-cell>
          <table:table-cell table:style-name="Table1.A2" office:value-type="string">
            <text:p text:style-name="P11">ix</text:p>
          </table:table-cell>
          <table:table-cell table:style-name="Table1.K2" office:value-type="string">
            <text:p text:style-name="P11">x</text:p>
          </table:table-cell>
        </table:table-row>
        <table:table-row>
          <table:table-cell table:style-name="Table1.A2" office:value-type="string">
            <text:p text:style-name="P10">II</text:p>
          </table:table-cell>
          <table:table-cell table:style-name="Table1.A2" office:value-type="string">
            <text:p text:style-name="P11">ii</text:p>
          </table:table-cell>
          <table:table-cell table:style-name="Table1.A2" office:value-type="string">
            <text:p text:style-name="P11">iv</text:p>
          </table:table-cell>
          <table:table-cell table:style-name="Table1.A2" office:value-type="string">
            <text:p text:style-name="P11">vi</text:p>
          </table:table-cell>
          <table:table-cell table:style-name="Table1.A2" office:value-type="string">
            <text:p text:style-name="P11">viii</text:p>
          </table:table-cell>
          <table:table-cell table:style-name="Table1.A2" office:value-type="string">
            <text:p text:style-name="P11">x</text:p>
          </table:table-cell>
          <table:table-cell table:style-name="Table1.A2" office:value-type="string">
            <text:p text:style-name="P11">xii</text:p>
          </table:table-cell>
          <table:table-cell table:style-name="Table1.A2" office:value-type="string">
            <text:p text:style-name="P11">xiv</text:p>
          </table:table-cell>
          <table:table-cell table:style-name="Table1.A2" office:value-type="string">
            <text:p text:style-name="P11">xvi</text:p>
          </table:table-cell>
          <table:table-cell table:style-name="Table1.A2" office:value-type="string">
            <text:p text:style-name="P11">xviii</text:p>
          </table:table-cell>
          <table:table-cell table:style-name="Table1.K2" office:value-type="string">
            <text:p text:style-name="P11">xx</text:p>
          </table:table-cell>
        </table:table-row>
        <table:table-row>
          <table:table-cell table:style-name="Table1.A2" office:value-type="string">
            <text:p text:style-name="P10">III</text:p>
          </table:table-cell>
          <table:table-cell table:style-name="Table1.A2" office:value-type="string">
            <text:p text:style-name="P11">iii</text:p>
          </table:table-cell>
          <table:table-cell table:style-name="Table1.A2" office:value-type="string">
            <text:p text:style-name="P11">vi</text:p>
          </table:table-cell>
          <table:table-cell table:style-name="Table1.A2" office:value-type="string">
            <text:p text:style-name="P11">ix</text:p>
          </table:table-cell>
          <table:table-cell table:style-name="Table1.A2" office:value-type="string">
            <text:p text:style-name="P11">xii</text:p>
          </table:table-cell>
          <table:table-cell table:style-name="Table1.A2" office:value-type="string">
            <text:p text:style-name="P11">xv</text:p>
          </table:table-cell>
          <table:table-cell table:style-name="Table1.A2" office:value-type="string">
            <text:p text:style-name="P11">xviii</text:p>
          </table:table-cell>
          <table:table-cell table:style-name="Table1.A2" office:value-type="string">
            <text:p text:style-name="P11">xxi</text:p>
          </table:table-cell>
          <table:table-cell table:style-name="Table1.A2" office:value-type="string">
            <text:p text:style-name="P11">xxiv</text:p>
          </table:table-cell>
          <table:table-cell table:style-name="Table1.A2" office:value-type="string">
            <text:p text:style-name="P11">xxvii</text:p>
          </table:table-cell>
          <table:table-cell table:style-name="Table1.K2" office:value-type="string">
            <text:p text:style-name="P11">xxx</text:p>
          </table:table-cell>
        </table:table-row>
        <table:table-row>
          <table:table-cell table:style-name="Table1.A2" office:value-type="string">
            <text:p text:style-name="P10">IV</text:p>
          </table:table-cell>
          <table:table-cell table:style-name="Table1.A2" office:value-type="string">
            <text:p text:style-name="P11">iv</text:p>
          </table:table-cell>
          <table:table-cell table:style-name="Table1.A2" office:value-type="string">
            <text:p text:style-name="P11">viii</text:p>
          </table:table-cell>
          <table:table-cell table:style-name="Table1.A2" office:value-type="string">
            <text:p text:style-name="P11">xii</text:p>
          </table:table-cell>
          <table:table-cell table:style-name="Table1.A2" office:value-type="string">
            <text:p text:style-name="P11">xvi</text:p>
          </table:table-cell>
          <table:table-cell table:style-name="Table1.A2" office:value-type="string">
            <text:p text:style-name="P11">xx</text:p>
          </table:table-cell>
          <table:table-cell table:style-name="Table1.A2" office:value-type="string">
            <text:p text:style-name="P11">xxiv</text:p>
          </table:table-cell>
          <table:table-cell table:style-name="Table1.A2" office:value-type="string">
            <text:p text:style-name="P11">xxviii</text:p>
          </table:table-cell>
          <table:table-cell table:style-name="Table1.A2" office:value-type="string">
            <text:p text:style-name="P11">xxxii</text:p>
          </table:table-cell>
          <table:table-cell table:style-name="Table1.A2" office:value-type="string">
            <text:p text:style-name="P11">xxxvi</text:p>
          </table:table-cell>
          <table:table-cell table:style-name="Table1.K2" office:value-type="string">
            <text:p text:style-name="P11">xl</text:p>
          </table:table-cell>
        </table:table-row>
        <table:table-row>
          <table:table-cell table:style-name="Table1.A2" office:value-type="string">
            <text:p text:style-name="P10">V</text:p>
          </table:table-cell>
          <table:table-cell table:style-name="Table1.A2" office:value-type="string">
            <text:p text:style-name="P11">v</text:p>
          </table:table-cell>
          <table:table-cell table:style-name="Table1.A2" office:value-type="string">
            <text:p text:style-name="P11">x</text:p>
          </table:table-cell>
          <table:table-cell table:style-name="Table1.A2" office:value-type="string">
            <text:p text:style-name="P11">xv</text:p>
          </table:table-cell>
          <table:table-cell table:style-name="Table1.A2" office:value-type="string">
            <text:p text:style-name="P11">xx</text:p>
          </table:table-cell>
          <table:table-cell table:style-name="Table1.A2" office:value-type="string">
            <text:p text:style-name="P11">xxv</text:p>
          </table:table-cell>
          <table:table-cell table:style-name="Table1.A2" office:value-type="string">
            <text:p text:style-name="P11">xxx</text:p>
          </table:table-cell>
          <table:table-cell table:style-name="Table1.A2" office:value-type="string">
            <text:p text:style-name="P11">xxxv</text:p>
          </table:table-cell>
          <table:table-cell table:style-name="Table1.A2" office:value-type="string">
            <text:p text:style-name="P11">xl</text:p>
          </table:table-cell>
          <table:table-cell table:style-name="Table1.A2" office:value-type="string">
            <text:p text:style-name="P11">xlv</text:p>
          </table:table-cell>
          <table:table-cell table:style-name="Table1.K2" office:value-type="string">
            <text:p text:style-name="P11">l</text:p>
          </table:table-cell>
        </table:table-row>
        <table:table-row>
          <table:table-cell table:style-name="Table1.A2" office:value-type="string">
            <text:p text:style-name="P10">VI</text:p>
          </table:table-cell>
          <table:table-cell table:style-name="Table1.A2" office:value-type="string">
            <text:p text:style-name="P11">vi</text:p>
          </table:table-cell>
          <table:table-cell table:style-name="Table1.A2" office:value-type="string">
            <text:p text:style-name="P11">xii</text:p>
          </table:table-cell>
          <table:table-cell table:style-name="Table1.A2" office:value-type="string">
            <text:p text:style-name="P11">xviii</text:p>
          </table:table-cell>
          <table:table-cell table:style-name="Table1.A2" office:value-type="string">
            <text:p text:style-name="P11">xxiv</text:p>
          </table:table-cell>
          <table:table-cell table:style-name="Table1.A2" office:value-type="string">
            <text:p text:style-name="P11">xxx</text:p>
          </table:table-cell>
          <table:table-cell table:style-name="Table1.A2" office:value-type="string">
            <text:p text:style-name="P11">xxxvi</text:p>
          </table:table-cell>
          <table:table-cell table:style-name="Table1.A2" office:value-type="string">
            <text:p text:style-name="P11">xlii</text:p>
          </table:table-cell>
          <table:table-cell table:style-name="Table1.A2" office:value-type="string">
            <text:p text:style-name="P11">xlviii</text:p>
          </table:table-cell>
          <table:table-cell table:style-name="Table1.A2" office:value-type="string">
            <text:p text:style-name="P11">liv</text:p>
          </table:table-cell>
          <table:table-cell table:style-name="Table1.K2" office:value-type="string">
            <text:p text:style-name="P11">lx</text:p>
          </table:table-cell>
        </table:table-row>
        <table:table-row>
          <table:table-cell table:style-name="Table1.A2" office:value-type="string">
            <text:p text:style-name="P10">VII</text:p>
          </table:table-cell>
          <table:table-cell table:style-name="Table1.A2" office:value-type="string">
            <text:p text:style-name="P11">vii</text:p>
          </table:table-cell>
          <table:table-cell table:style-name="Table1.A2" office:value-type="string">
            <text:p text:style-name="P11">xiv</text:p>
          </table:table-cell>
          <table:table-cell table:style-name="Table1.A2" office:value-type="string">
            <text:p text:style-name="P11">xxi</text:p>
          </table:table-cell>
          <table:table-cell table:style-name="Table1.A2" office:value-type="string">
            <text:p text:style-name="P11">xxviii</text:p>
          </table:table-cell>
          <table:table-cell table:style-name="Table1.A2" office:value-type="string">
            <text:p text:style-name="P11">xxxv</text:p>
          </table:table-cell>
          <table:table-cell table:style-name="Table1.A2" office:value-type="string">
            <text:p text:style-name="P11">xlii</text:p>
          </table:table-cell>
          <table:table-cell table:style-name="Table1.A2" office:value-type="string">
            <text:p text:style-name="P11">xlix</text:p>
          </table:table-cell>
          <table:table-cell table:style-name="Table1.A2" office:value-type="string">
            <text:p text:style-name="P11">lvi</text:p>
          </table:table-cell>
          <table:table-cell table:style-name="Table1.A2" office:value-type="string">
            <text:p text:style-name="P11">lxiii</text:p>
          </table:table-cell>
          <table:table-cell table:style-name="Table1.K2" office:value-type="string">
            <text:p text:style-name="P11">lxx</text:p>
          </table:table-cell>
        </table:table-row>
        <table:table-row>
          <table:table-cell table:style-name="Table1.A2" office:value-type="string">
            <text:p text:style-name="P10">VIII</text:p>
          </table:table-cell>
          <table:table-cell table:style-name="Table1.A2" office:value-type="string">
            <text:p text:style-name="P11">viii</text:p>
          </table:table-cell>
          <table:table-cell table:style-name="Table1.A2" office:value-type="string">
            <text:p text:style-name="P11">xvi</text:p>
          </table:table-cell>
          <table:table-cell table:style-name="Table1.A2" office:value-type="string">
            <text:p text:style-name="P11">xxiv</text:p>
          </table:table-cell>
          <table:table-cell table:style-name="Table1.A2" office:value-type="string">
            <text:p text:style-name="P11">xxxii</text:p>
          </table:table-cell>
          <table:table-cell table:style-name="Table1.A2" office:value-type="string">
            <text:p text:style-name="P11">xl</text:p>
          </table:table-cell>
          <table:table-cell table:style-name="Table1.A2" office:value-type="string">
            <text:p text:style-name="P11">xlviii</text:p>
          </table:table-cell>
          <table:table-cell table:style-name="Table1.A2" office:value-type="string">
            <text:p text:style-name="P11">lvi</text:p>
          </table:table-cell>
          <table:table-cell table:style-name="Table1.A2" office:value-type="string">
            <text:p text:style-name="P11">lxiv</text:p>
          </table:table-cell>
          <table:table-cell table:style-name="Table1.A2" office:value-type="string">
            <text:p text:style-name="P11">lxxii</text:p>
          </table:table-cell>
          <table:table-cell table:style-name="Table1.K2" office:value-type="string">
            <text:p text:style-name="P11">lxxx</text:p>
          </table:table-cell>
        </table:table-row>
        <table:table-row>
          <table:table-cell table:style-name="Table1.A2" office:value-type="string">
            <text:p text:style-name="P10">IX</text:p>
          </table:table-cell>
          <table:table-cell table:style-name="Table1.A2" office:value-type="string">
            <text:p text:style-name="P11">ix</text:p>
          </table:table-cell>
          <table:table-cell table:style-name="Table1.A2" office:value-type="string">
            <text:p text:style-name="P11">xviii</text:p>
          </table:table-cell>
          <table:table-cell table:style-name="Table1.A2" office:value-type="string">
            <text:p text:style-name="P11">xxvii</text:p>
          </table:table-cell>
          <table:table-cell table:style-name="Table1.A2" office:value-type="string">
            <text:p text:style-name="P11">xxxvi</text:p>
          </table:table-cell>
          <table:table-cell table:style-name="Table1.A2" office:value-type="string">
            <text:p text:style-name="P11">xlv</text:p>
          </table:table-cell>
          <table:table-cell table:style-name="Table1.A2" office:value-type="string">
            <text:p text:style-name="P11">liv</text:p>
          </table:table-cell>
          <table:table-cell table:style-name="Table1.A2" office:value-type="string">
            <text:p text:style-name="P11">lxiii</text:p>
          </table:table-cell>
          <table:table-cell table:style-name="Table1.A2" office:value-type="string">
            <text:p text:style-name="P11">lxxii</text:p>
          </table:table-cell>
          <table:table-cell table:style-name="Table1.A2" office:value-type="string">
            <text:p text:style-name="P11">lxxxi</text:p>
          </table:table-cell>
          <table:table-cell table:style-name="Table1.K2" office:value-type="string">
            <text:p text:style-name="P11">xc</text:p>
          </table:table-cell>
        </table:table-row>
        <table:table-row>
          <table:table-cell table:style-name="Table1.A2" office:value-type="string">
            <text:p text:style-name="P10">X</text:p>
          </table:table-cell>
          <table:table-cell table:style-name="Table1.A2" office:value-type="string">
            <text:p text:style-name="P11">x</text:p>
          </table:table-cell>
          <table:table-cell table:style-name="Table1.A2" office:value-type="string">
            <text:p text:style-name="P11">xx</text:p>
          </table:table-cell>
          <table:table-cell table:style-name="Table1.A2" office:value-type="string">
            <text:p text:style-name="P11">xxx</text:p>
          </table:table-cell>
          <table:table-cell table:style-name="Table1.A2" office:value-type="string">
            <text:p text:style-name="P11">xl</text:p>
          </table:table-cell>
          <table:table-cell table:style-name="Table1.A2" office:value-type="string">
            <text:p text:style-name="P11">l</text:p>
          </table:table-cell>
          <table:table-cell table:style-name="Table1.A2" office:value-type="string">
            <text:p text:style-name="P11">lx</text:p>
          </table:table-cell>
          <table:table-cell table:style-name="Table1.A2" office:value-type="string">
            <text:p text:style-name="P11">lxx</text:p>
          </table:table-cell>
          <table:table-cell table:style-name="Table1.A2" office:value-type="string">
            <text:p text:style-name="P11">lxxx</text:p>
          </table:table-cell>
          <table:table-cell table:style-name="Table1.A2" office:value-type="string">
            <text:p text:style-name="P11">xc</text:p>
          </table:table-cell>
          <table:table-cell table:style-name="Table1.K2" office:value-type="string">
            <text:p text:style-name="P11">c</text:p>
          </table:table-cell>
        </table:table-row>
      </table:table>
      <text:p text:style-name="P4"/>
      <text:p text:style-name="P4">Worksheet 1-3</text:p>
      <text:list xml:id="list203287624" text:style-name="L3">
        <text:list-item>
          <text:p text:style-name="P22">hundreds place</text:p>
        </text:list-item>
        <text:list-item>
          <text:p text:style-name="P22">hundred-thousands place</text:p>
        </text:list-item>
        <text:list-item>
          <text:p text:style-name="P22">ten-millions place</text:p>
        </text:list-item>
        <text:list-item>
          <text:p text:style-name="P22">tenths place</text:p>
        </text:list-item>
        <text:list-item>
          <text:p text:style-name="P22">ten-thousandths place</text:p>
        </text:list-item>
        <text:list-item>
          <text:p text:style-name="P22"><text:soft-page-break/>ones place</text:p>
        </text:list-item>
        <text:list-item>
          <text:p text:style-name="P22">12,004,025</text:p>
        </text:list-item>
        <text:list-item>
          <text:p text:style-name="P22">31,337</text:p>
        </text:list-item>
        <text:list-item>
          <text:p text:style-name="P22">5,318,008</text:p>
        </text:list-item>
        <text:list-item>
          <text:p text:style-name="P22">0.7</text:p>
        </text:list-item>
        <text:list-item>
          <text:p text:style-name="P22">0.39</text:p>
        </text:list-item>
        <text:list-item>
          <text:p text:style-name="P22">15.7</text:p>
        </text:list-item>
        <text:list-item>
          <text:p text:style-name="P22">6.07</text:p>
        </text:list-item>
        <text:list-item>
          <text:p text:style-name="P22">705.0107</text:p>
        </text:list-item>
        <text:list-item>
          <text:p text:style-name="P22">0.7</text:p>
        </text:list-item>
        <text:list-item>
          <text:p text:style-name="P22">95.07</text:p>
        </text:list-item>
        <text:list-item>
          <text:p text:style-name="P22">0.57</text:p>
        </text:list-item>
        <text:list-item>
          <text:p text:style-name="P22">0.0019</text:p>
        </text:list-item>
        <text:list-item>
          <text:p text:style-name="P22">406.0214</text:p>
        </text:list-item>
        <text:list-item>
          <text:p text:style-name="P22">507.0112</text:p>
        </text:list-item>
        <text:list-item>
          <text:p text:style-name="P22"><draw:frame draw:style-name="fr1" draw:name="Object1" text:anchor-type="as-char" svg:width="0.2819in" svg:height="0.3929in" draw:z-index="34"><draw:object xlink:href="./Object 1" xlink:type="simple" xlink:show="embed" xlink:actuate="onLoad"/><draw:image xlink:href="./ObjectReplacements/Object 1" xlink:type="simple" xlink:show="embed" xlink:actuate="onLoad"/></draw:frame></text:p>
        </text:list-item>
        <text:list-item>
          <text:p text:style-name="P22"><draw:frame draw:style-name="fr1"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22"><draw:frame draw:style-name="fr1"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22"><draw:frame draw:style-name="fr1"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41"><text:span text:style-name="T1">13</text:span><text:span text:style-name="T1"><draw:frame draw:style-name="fr1"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41"><text:span text:style-name="T1">80</text:span><text:span text:style-name="T1"><draw:frame draw:style-name="fr1"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998456319" text:style-name="L4">
        <text:list-item>
          <text:p text:style-name="P23">103</text:p>
        </text:list-item>
        <text:list-item>
          <text:p text:style-name="P23">1</text:p>
        </text:list-item>
        <text:list-item>
          <text:p text:style-name="P23">88</text:p>
        </text:list-item>
        <text:list-item>
          <text:p text:style-name="P23">100</text:p>
        </text:list-item>
        <text:list-item>
          <text:p text:style-name="P23">187</text:p>
        </text:list-item>
        <text:list-item>
          <text:p text:style-name="P23">29,002</text:p>
        </text:list-item>
        <text:list-item>
          <text:p text:style-name="P23">1.0</text:p>
        </text:list-item>
        <text:list-item>
          <text:p text:style-name="P23">99.7</text:p>
        </text:list-item>
        <text:list-item>
          <text:p text:style-name="P23">2.5</text:p>
        </text:list-item>
        <text:list-item>
          <text:p text:style-name="P23">29,001.5</text:p>
        </text:list-item>
        <text:list-item>
          <text:p text:style-name="P23">187.5</text:p>
        </text:list-item>
        <text:list-item>
          <text:p text:style-name="P23">13.0</text:p>
        </text:list-item>
        <text:list-item>
          <text:p text:style-name="P23">187.50</text:p>
        </text:list-item>
        <text:list-item>
          <text:p text:style-name="P23">12.99</text:p>
        </text:list-item>
        <text:list-item>
          <text:p text:style-name="P23">29,000.50</text:p>
        </text:list-item>
        <text:list-item>
          <text:p text:style-name="P23">1,234,567.87</text:p>
        </text:list-item>
        <text:list-item>
          <text:p text:style-name="P23">66.67</text:p>
        </text:list-item>
        <text:list-item>
          <text:p text:style-name="P23"><text:soft-page-break/>5,454.55</text:p>
        </text:list-item>
        <text:list-item>
          <text:p text:style-name="P23">3</text:p>
        </text:list-item>
        <text:list-item>
          <text:p text:style-name="P23">4</text:p>
        </text:list-item>
        <text:list-item>
          <text:p text:style-name="P23">2</text:p>
        </text:list-item>
        <text:list-item>
          <text:p text:style-name="P23">3</text:p>
        </text:list-item>
        <text:list-item>
          <text:p text:style-name="P23">3</text:p>
        </text:list-item>
        <text:list-item>
          <text:p text:style-name="P23">1</text:p>
        </text:list-item>
        <text:list-item>
          <text:p text:style-name="P23">2</text:p>
        </text:list-item>
        <text:list-item>
          <text:p text:style-name="P23">2</text:p>
        </text:list-item>
        <text:list-item>
          <text:p text:style-name="P23">1</text:p>
        </text:list-item>
      </text:list>
      <text:p text:style-name="P4"/>
      <text:p text:style-name="P4">Worksheet 1-5</text:p>
      <text:list xml:id="list1177187378" text:style-name="L5">
        <text:list-item>
          <text:p text:style-name="P24">55,886</text:p>
        </text:list-item>
        <text:list-item>
          <text:p text:style-name="P24">5.25</text:p>
        </text:list-item>
        <text:list-item>
          <text:p text:style-name="P24">43.79</text:p>
        </text:list-item>
        <text:list-item>
          <text:p text:style-name="P24">97.16</text:p>
        </text:list-item>
        <text:list-item>
          <text:p text:style-name="P24">35.75</text:p>
        </text:list-item>
        <text:list-item>
          <text:p text:style-name="P24">86.964</text:p>
        </text:list-item>
        <text:list-item>
          <text:p text:style-name="P24">73</text:p>
        </text:list-item>
        <text:list-item>
          <text:p text:style-name="P24">8238</text:p>
        </text:list-item>
        <text:list-item>
          <text:p text:style-name="P24">54.17</text:p>
        </text:list-item>
        <text:list-item>
          <text:p text:style-name="P24">88.90</text:p>
        </text:list-item>
        <text:list-item>
          <text:p text:style-name="P24">37.03</text:p>
        </text:list-item>
        <text:list-item>
          <text:p text:style-name="P24">34.342</text:p>
        </text:list-item>
        <text:list-item>
          <text:p text:style-name="P24">696</text:p>
        </text:list-item>
        <text:list-item>
          <text:p text:style-name="P24">4.91</text:p>
        </text:list-item>
        <text:list-item>
          <text:p text:style-name="P24">6.39</text:p>
        </text:list-item>
        <text:list-item>
          <text:p text:style-name="P24">96.98</text:p>
        </text:list-item>
        <text:list-item>
          <text:p text:style-name="P24">26.35</text:p>
        </text:list-item>
        <text:list-item>
          <text:p text:style-name="P24">83.436</text:p>
        </text:list-item>
        <text:list-item>
          <text:p text:style-name="P24">1664</text:p>
        </text:list-item>
        <text:list-item>
          <text:p text:style-name="P24">15.97</text:p>
        </text:list-item>
        <text:list-item>
          <text:p text:style-name="P24">88.06</text:p>
        </text:list-item>
        <text:list-item>
          <text:p text:style-name="P24">0.958</text:p>
        </text:list-item>
        <text:list-item>
          <text:p text:style-name="P24">0.45</text:p>
        </text:list-item>
        <text:list-item>
          <text:p text:style-name="P24">0.839</text:p>
        </text:list-item>
        <text:list-item>
          <text:p text:style-name="P24">0.086 kg</text:p>
        </text:list-item>
        <text:list-item>
          <text:p text:style-name="P42"><text:span text:style-name="T1">37.4</text:span><text:span text:style-name="T3">°</text:span><text:span text:style-name="T1"> C</text:span></text:p>
        </text:list-item>
      </text:list>
      <text:p text:style-name="P4"/>
      <text:p text:style-name="P4">Worksheet 1-6</text:p>
      <text:list xml:id="list701738975" text:style-name="L6">
        <text:list-item>
          <text:p text:style-name="P25">780,690,145</text:p>
        </text:list-item>
        <text:list-item>
          <text:p text:style-name="P25">1.015</text:p>
        </text:list-item>
        <text:list-item>
          <text:p text:style-name="P25">366.212</text:p>
        </text:list-item>
        <text:list-item>
          <text:p text:style-name="P25">4.1454</text:p>
        </text:list-item>
        <text:list-item>
          <text:p text:style-name="P25">370.962</text:p>
        </text:list-item>
        <text:list-item>
          <text:p text:style-name="P25">41.8481</text:p>
        </text:list-item>
        <text:list-item>
          <text:p text:style-name="P25">8,238</text:p>
        </text:list-item>
        <text:list-item>
          <text:p text:style-name="P25"><text:soft-page-break/>669.837</text:p>
        </text:list-item>
        <text:list-item>
          <text:p text:style-name="P25">1.7616</text:p>
        </text:list-item>
        <text:list-item>
          <text:p text:style-name="P25">0.01164</text:p>
        </text:list-item>
        <text:list-item>
          <text:p text:style-name="P25">18.225</text:p>
        </text:list-item>
        <text:list-item>
          <text:p text:style-name="P25">0.106512</text:p>
        </text:list-item>
        <text:list-item>
          <text:p text:style-name="P25">81 mg</text:p>
        </text:list-item>
        <text:list-item>
          <text:p text:style-name="P25">$210.72</text:p>
        </text:list-item>
        <text:list-item>
          <text:p text:style-name="P25">734.4 mg</text:p>
        </text:list-item>
      </text:list>
      <text:p text:style-name="P4"/>
      <text:p text:style-name="P4">Worksheet 1-7</text:p>
      <text:list xml:id="list976888293" text:style-name="L7">
        <text:list-item>
          <text:p text:style-name="P26">105</text:p>
        </text:list-item>
        <text:list-item>
          <text:p text:style-name="P26">16.24</text:p>
        </text:list-item>
        <text:list-item>
          <text:p text:style-name="P26">1.362</text:p>
        </text:list-item>
        <text:list-item>
          <text:p text:style-name="P26">1151.5</text:p>
        </text:list-item>
        <text:list-item>
          <text:p text:style-name="P26">6.774</text:p>
        </text:list-item>
        <text:list-item>
          <text:p text:style-name="P26">0.043</text:p>
        </text:list-item>
        <text:list-item>
          <text:p text:style-name="P26">0.015</text:p>
        </text:list-item>
        <text:list-item>
          <text:p text:style-name="P26">1.836</text:p>
        </text:list-item>
        <text:list-item>
          <text:p text:style-name="P26">440.4</text:p>
        </text:list-item>
        <text:list-item>
          <text:p text:style-name="P26">80.833</text:p>
        </text:list-item>
        <text:list-item>
          <text:p text:style-name="P26">0.9</text:p>
        </text:list-item>
        <text:list-item>
          <text:p text:style-name="P26">8.491</text:p>
        </text:list-item>
        <text:list-item>
          <text:p text:style-name="P26">32 bottles</text:p>
        </text:list-item>
        <text:list-item>
          <text:p text:style-name="P26">200 days</text:p>
        </text:list-item>
        <text:list-item>
          <text:p text:style-name="P26">120 capsules</text:p>
        </text:list-item>
        <text:list-item>
          <text:p text:style-name="P26">8 days' supply</text:p>
        </text:list-item>
      </text:list>
      <text:p text:style-name="P4"/>
      <text:p text:style-name="P4">Worksheet 1-8</text:p>
      <text:list xml:id="list1424419123" text:style-name="L8">
        <text:list-item>
          <text:p text:style-name="P27">xxxviii</text:p>
        </text:list-item>
        <text:list-item>
          <text:p text:style-name="P27">dli</text:p>
        </text:list-item>
        <text:list-item>
          <text:p text:style-name="P27">xxiv</text:p>
        </text:list-item>
        <text:list-item>
          <text:p text:style-name="P27">21</text:p>
        </text:list-item>
        <text:list-item>
          <text:p text:style-name="P27">400</text:p>
        </text:list-item>
        <text:list-item>
          <text:p text:style-name="P27">48</text:p>
        </text:list-item>
        <text:list-item>
          <text:p text:style-name="P27">ten-thousands place</text:p>
        </text:list-item>
        <text:list-item>
          <text:p text:style-name="P27">hundredths place</text:p>
        </text:list-item>
        <text:list-item>
          <text:p text:style-name="P27">tenths place</text:p>
        </text:list-item>
        <text:list-item>
          <text:p text:style-name="P27">2,015,600</text:p>
        </text:list-item>
        <text:list-item>
          <text:p text:style-name="P27">0.4004</text:p>
        </text:list-item>
        <text:list-item>
          <text:p text:style-name="P43"><text:span text:style-name="T1">9,876.</text:span><text:span text:style-name="T1">5432</text:span></text:p>
        </text:list-item>
        <text:list-item>
          <text:p text:style-name="P27">32,349</text:p>
        </text:list-item>
        <text:list-item>
          <text:p text:style-name="P27">82.25</text:p>
        </text:list-item>
        <text:list-item>
          <text:p text:style-name="P27">23.7</text:p>
        </text:list-item>
        <text:list-item>
          <text:p text:style-name="P27">40.842</text:p>
        </text:list-item>
        <text:list-item>
          <text:p text:style-name="P27">111.95</text:p>
        </text:list-item>
        <text:list-item>
          <text:p text:style-name="P27">134.79</text:p>
        </text:list-item>
        <text:list-item>
          <text:p text:style-name="P27">7,385</text:p>
        </text:list-item>
        <text:list-item>
          <text:p text:style-name="P27"><text:soft-page-break/>81.89</text:p>
        </text:list-item>
        <text:list-item>
          <text:p text:style-name="P27">22.3</text:p>
        </text:list-item>
        <text:list-item>
          <text:p text:style-name="P27">92.9</text:p>
        </text:list-item>
        <text:list-item>
          <text:p text:style-name="P27">102.65</text:p>
        </text:list-item>
        <text:list-item>
          <text:p text:style-name="P27">29.01</text:p>
        </text:list-item>
        <text:list-item>
          <text:p text:style-name="P27">240</text:p>
        </text:list-item>
        <text:list-item>
          <text:p text:style-name="P27">74.4</text:p>
        </text:list-item>
        <text:list-item>
          <text:p text:style-name="P27">.1107</text:p>
        </text:list-item>
        <text:list-item>
          <text:p text:style-name="P27">10.4016</text:p>
        </text:list-item>
        <text:list-item>
          <text:p text:style-name="P27">0.1176</text:p>
        </text:list-item>
        <text:list-item>
          <text:p text:style-name="P27">20.99579</text:p>
        </text:list-item>
        <text:list-item>
          <text:p text:style-name="P27">61.5</text:p>
        </text:list-item>
        <text:list-item>
          <text:p text:style-name="P27">104.33</text:p>
        </text:list-item>
        <text:list-item>
          <text:p text:style-name="P27">1.36</text:p>
        </text:list-item>
        <text:list-item>
          <text:p text:style-name="P27">41.18</text:p>
        </text:list-item>
        <text:list-item>
          <text:p text:style-name="P27">0.2</text:p>
        </text:list-item>
        <text:list-item>
          <text:p text:style-name="P27">0.12</text:p>
        </text:list-item>
        <text:list-item>
          <text:p text:style-name="P27">454 grams</text:p>
        </text:list-item>
        <text:list-item>
          <text:p text:style-name="P27">2.3 kilograms</text:p>
        </text:list-item>
        <text:list-item>
          <text:p text:style-name="P27">$29.88</text:p>
        </text:list-item>
        <text:list-item>
          <text:p text:style-name="P27">14 days</text:p>
        </text:list-item>
      </text:list>
      <text:p text:style-name="P4"/>
      <text:p text:style-name="P3">Chapter 2 - Fractions</text:p>
      <text:p text:style-name="P4"/>
      <text:p text:style-name="P4">Worksheet 2-1</text:p>
      <text:list xml:id="list1747137883" text:style-name="L9">
        <text:list-item>
          <text:p text:style-name="P28">0.2</text:p>
        </text:list-item>
        <text:list-item>
          <text:p text:style-name="P28">0.5</text:p>
        </text:list-item>
        <text:list-item>
          <text:p text:style-name="P28">0.5</text:p>
        </text:list-item>
        <text:list-item>
          <text:p text:style-name="P28">0.1</text:p>
        </text:list-item>
        <text:list-item>
          <text:p text:style-name="P28">0.083</text:p>
        </text:list-item>
        <text:list-item>
          <text:p text:style-name="P28">0.01</text:p>
        </text:list-item>
        <text:list-item>
          <text:p text:style-name="P28">0.001</text:p>
        </text:list-item>
        <text:list-item>
          <text:p text:style-name="P28">0.667</text:p>
        </text:list-item>
        <text:list-item>
          <text:p text:style-name="P28">0.75</text:p>
        </text:list-item>
        <text:list-item>
          <text:p text:style-name="P28">0.8</text:p>
        </text:list-item>
        <text:list-item>
          <text:p text:style-name="P28">0.375</text:p>
        </text:list-item>
        <text:list-item>
          <text:p text:style-name="P28">0.417</text:p>
        </text:list-item>
        <text:list-item>
          <text:p text:style-name="P28">0.389</text:p>
        </text:list-item>
        <text:list-item>
          <text:p text:style-name="P28">0.364</text:p>
        </text:list-item>
        <text:list-item>
          <text:p text:style-name="P28">0.091</text:p>
        </text:list-item>
        <text:list-item>
          <text:p text:style-name="P28">0.143</text:p>
        </text:list-item>
        <text:list-item>
          <text:p text:style-name="P28">0.164</text:p>
        </text:list-item>
        <text:list-item>
          <text:p text:style-name="P28">0.206</text:p>
        </text:list-item>
        <text:list-item>
          <text:p text:style-name="P28">0.211</text:p>
        </text:list-item>
        <text:list-item>
          <text:p text:style-name="P28">0.277</text:p>
        </text:list-item>
        <text:list-item>
          <text:p text:style-name="P28"><draw:frame draw:style-name="fr1"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28"><text:soft-page-break/><draw:frame draw:style-name="fr1"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28"><draw:frame draw:style-name="fr1"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28"><draw:frame draw:style-name="fr1"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28"><draw:frame draw:style-name="fr1"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28"><draw:frame draw:style-name="fr1"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28"><draw:frame draw:style-name="fr1"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28"><draw:frame draw:style-name="fr1"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28"><draw:frame draw:style-name="fr1"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28"><draw:frame draw:style-name="fr1"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28"><draw:frame draw:style-name="fr1"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28"><draw:frame draw:style-name="fr1"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28"><draw:frame draw:style-name="fr1"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28"><draw:frame draw:style-name="fr1"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28"><draw:frame draw:style-name="fr1"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28"><draw:frame draw:style-name="fr1"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28"><draw:frame draw:style-name="fr1"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28"><draw:frame draw:style-name="fr1"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28"><draw:frame draw:style-name="fr1"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28"><draw:frame draw:style-name="fr1"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53844838" text:style-name="L10">
        <text:list-item>
          <text:p text:style-name="P29"><draw:frame draw:style-name="fr1"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29"><draw:frame draw:style-name="fr1"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29"><draw:frame draw:style-name="fr1"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29"><text:soft-page-break/><draw:frame draw:style-name="fr1"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29"><draw:frame draw:style-name="fr1"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29"><draw:frame draw:style-name="fr1"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29"><draw:frame draw:style-name="fr1"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29"><draw:frame draw:style-name="fr1"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29"><draw:frame draw:style-name="fr1"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29"><draw:frame draw:style-name="fr1"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29"><draw:frame draw:style-name="fr1"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29"><draw:frame draw:style-name="fr1"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29"><draw:frame draw:style-name="fr1"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29"><draw:frame draw:style-name="fr1"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29"><draw:frame draw:style-name="fr1"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29"><draw:frame draw:style-name="fr1"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29"><draw:frame draw:style-name="fr1"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29"><draw:frame draw:style-name="fr1"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29"><draw:frame draw:style-name="fr1"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29"><draw:frame draw:style-name="fr1"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29"><draw:frame draw:style-name="fr1"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29"><draw:frame draw:style-name="fr1"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29"><draw:frame draw:style-name="fr1"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29"><draw:frame draw:style-name="fr1"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29"><draw:frame draw:style-name="fr1"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29"><draw:frame draw:style-name="fr1"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29"><text:soft-page-break/><draw:frame draw:style-name="fr1"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29"><draw:frame draw:style-name="fr1"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29"><draw:frame draw:style-name="fr1"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29"><draw:frame draw:style-name="fr1"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1595277379" text:style-name="L11">
        <text:list-item>
          <text:p text:style-name="P30"><draw:frame draw:style-name="fr1"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30"><draw:frame draw:style-name="fr1"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30"><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0"><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0"><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0"><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0"><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0"><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0"><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0"><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0"><draw:frame draw:style-name="fr1" draw:name="Object67" text:anchor-type="as-char" svg:width="0.2866in" svg:height="0.3929in" draw:z-index="93"><draw:object xlink:href="./Object 67" xlink:type="simple" xlink:show="embed" xlink:actuate="onLoad"/><draw:image xlink:href="./ObjectReplacements/Object 67" xlink:type="simple" xlink:show="embed" xlink:actuate="onLoad"/></draw:frame></text:p>
        </text:list-item>
        <text:list-item>
          <text:p text:style-name="P30"><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0"><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0"><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0"><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0"><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0"><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0"><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0"><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0"><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0"><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0"><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0"><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0"><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535940896" text:style-name="L12">
        <text:list-item>
          <text:p text:style-name="P31"><draw:frame draw:style-name="fr1" draw:name="Object82" text:anchor-type="as-char" svg:width="0.1992in" svg:height="0.3929in" draw:z-index="94"><draw:object xlink:href="./Object 82" xlink:type="simple" xlink:show="embed" xlink:actuate="onLoad"/><draw:image xlink:href="./ObjectReplacements/Object 82" xlink:type="simple" xlink:show="embed" xlink:actuate="onLoad"/></draw:frame></text:p>
        </text:list-item>
        <text:list-item>
          <text:p text:style-name="P31"><draw:frame draw:style-name="fr1" draw:name="Object83" text:anchor-type="as-char" svg:width="0.2839in" svg:height="0.3929in" draw:z-index="95"><draw:object xlink:href="./Object 83" xlink:type="simple" xlink:show="embed" xlink:actuate="onLoad"/><draw:image xlink:href="./ObjectReplacements/Object 83" xlink:type="simple" xlink:show="embed" xlink:actuate="onLoad"/></draw:frame> </text:p>
        </text:list-item>
        <text:list-item>
          <text:p text:style-name="P31"><draw:frame draw:style-name="fr1" draw:name="Object84" text:anchor-type="as-char" svg:width="0.2028in" svg:height="0.3929in" draw:z-index="96"><draw:object xlink:href="./Object 84" xlink:type="simple" xlink:show="embed" xlink:actuate="onLoad"/><draw:image xlink:href="./ObjectReplacements/Object 84" xlink:type="simple" xlink:show="embed" xlink:actuate="onLoad"/></draw:frame> </text:p>
        </text:list-item>
        <text:list-item>
          <text:p text:style-name="P31"><draw:frame draw:style-name="fr1" draw:name="Object85" text:anchor-type="as-char" svg:width="0.2835in" svg:height="0.3929in" draw:z-index="97"><draw:object xlink:href="./Object 85" xlink:type="simple" xlink:show="embed" xlink:actuate="onLoad"/><draw:image xlink:href="./ObjectReplacements/Object 85" xlink:type="simple" xlink:show="embed" xlink:actuate="onLoad"/></draw:frame> </text:p>
        </text:list-item>
        <text:list-item>
          <text:p text:style-name="P31"><draw:frame draw:style-name="fr1" draw:name="Object86" text:anchor-type="as-char" svg:width="0.2839in" svg:height="0.3929in" draw:z-index="98"><draw:object xlink:href="./Object 86" xlink:type="simple" xlink:show="embed" xlink:actuate="onLoad"/><draw:image xlink:href="./ObjectReplacements/Object 86" xlink:type="simple" xlink:show="embed" xlink:actuate="onLoad"/></draw:frame> </text:p>
        </text:list-item>
        <text:list-item>
          <text:p text:style-name="P31"><draw:frame draw:style-name="fr1" draw:name="Object87" text:anchor-type="as-char" svg:width="0.2839in" svg:height="0.3929in" draw:z-index="99"><draw:object xlink:href="./Object 87" xlink:type="simple" xlink:show="embed" xlink:actuate="onLoad"/><draw:image xlink:href="./ObjectReplacements/Object 87" xlink:type="simple" xlink:show="embed" xlink:actuate="onLoad"/></draw:frame> </text:p>
        </text:list-item>
        <text:list-item>
          <text:p text:style-name="P31">0 </text:p>
        </text:list-item>
        <text:list-item>
          <text:p text:style-name="P31"><draw:frame draw:style-name="fr1" draw:name="Object88" text:anchor-type="as-char" svg:width="0.2819in" svg:height="0.3929in" draw:z-index="100"><draw:object xlink:href="./Object 88" xlink:type="simple" xlink:show="embed" xlink:actuate="onLoad"/><draw:image xlink:href="./ObjectReplacements/Object 88" xlink:type="simple" xlink:show="embed" xlink:actuate="onLoad"/></draw:frame> </text:p>
        </text:list-item>
        <text:list-item>
          <text:p text:style-name="P31"><draw:frame draw:style-name="fr1" draw:name="Object89" text:anchor-type="as-char" svg:width="0.2791in" svg:height="0.3929in" draw:z-index="101"><draw:object xlink:href="./Object 89" xlink:type="simple" xlink:show="embed" xlink:actuate="onLoad"/><draw:image xlink:href="./ObjectReplacements/Object 89" xlink:type="simple" xlink:show="embed" xlink:actuate="onLoad"/></draw:frame> </text:p>
        </text:list-item>
        <text:list-item>
          <text:p text:style-name="P31"><draw:frame draw:style-name="fr1" draw:name="Object90" text:anchor-type="as-char" svg:width="0.2807in" svg:height="0.3929in" draw:z-index="102"><draw:object xlink:href="./Object 90" xlink:type="simple" xlink:show="embed" xlink:actuate="onLoad"/><draw:image xlink:href="./ObjectReplacements/Object 90" xlink:type="simple" xlink:show="embed" xlink:actuate="onLoad"/></draw:frame> </text:p>
        </text:list-item>
        <text:list-item>
          <text:p text:style-name="P31"><draw:frame draw:style-name="fr1" draw:name="Object91" text:anchor-type="as-char" svg:width="0.2874in" svg:height="0.3929in" draw:z-index="103"><draw:object xlink:href="./Object 91" xlink:type="simple" xlink:show="embed" xlink:actuate="onLoad"/><draw:image xlink:href="./ObjectReplacements/Object 91" xlink:type="simple" xlink:show="embed" xlink:actuate="onLoad"/></draw:frame> </text:p>
        </text:list-item>
        <text:list-item>
          <text:p text:style-name="P31"><draw:frame draw:style-name="fr1" draw:name="Object92" text:anchor-type="as-char" svg:width="0.2882in" svg:height="0.3929in" draw:z-index="104"><draw:object xlink:href="./Object 92" xlink:type="simple" xlink:show="embed" xlink:actuate="onLoad"/><draw:image xlink:href="./ObjectReplacements/Object 92" xlink:type="simple" xlink:show="embed" xlink:actuate="onLoad"/></draw:frame> </text:p>
        </text:list-item>
        <text:list-item>
          <text:p text:style-name="P31"><draw:frame draw:style-name="fr1" draw:name="Object93" text:anchor-type="as-char" svg:width="0.2874in" svg:height="0.3929in" draw:z-index="105"><draw:object xlink:href="./Object 93" xlink:type="simple" xlink:show="embed" xlink:actuate="onLoad"/><draw:image xlink:href="./ObjectReplacements/Object 93" xlink:type="simple" xlink:show="embed" xlink:actuate="onLoad"/></draw:frame> </text:p>
        </text:list-item>
        <text:list-item>
          <text:p text:style-name="P31"><draw:frame draw:style-name="fr1" draw:name="Object94" text:anchor-type="as-char" svg:width="0.3654in" svg:height="0.3929in" draw:z-index="106"><draw:object xlink:href="./Object 94" xlink:type="simple" xlink:show="embed" xlink:actuate="onLoad"/><draw:image xlink:href="./ObjectReplacements/Object 94" xlink:type="simple" xlink:show="embed" xlink:actuate="onLoad"/></draw:frame> </text:p>
        </text:list-item>
        <text:list-item>
          <text:p text:style-name="P31"><draw:frame draw:style-name="fr1" draw:name="Object95" text:anchor-type="as-char" svg:width="0.3626in" svg:height="0.3929in" draw:z-index="107"><draw:object xlink:href="./Object 95" xlink:type="simple" xlink:show="embed" xlink:actuate="onLoad"/><draw:image xlink:href="./ObjectReplacements/Object 95" xlink:type="simple" xlink:show="embed" xlink:actuate="onLoad"/></draw:frame> </text:p>
        </text:list-item>
        <text:list-item>
          <text:p text:style-name="P31"><draw:frame draw:style-name="fr1" draw:name="Object96" text:anchor-type="as-char" svg:width="0.3701in" svg:height="0.3929in" draw:z-index="108"><draw:object xlink:href="./Object 96" xlink:type="simple" xlink:show="embed" xlink:actuate="onLoad"/><draw:image xlink:href="./ObjectReplacements/Object 96" xlink:type="simple" xlink:show="embed" xlink:actuate="onLoad"/></draw:frame> </text:p>
        </text:list-item>
        <text:list-item>
          <text:p text:style-name="P31">18 </text:p>
        </text:list-item>
        <text:list-item>
          <text:p text:style-name="P31"><text:soft-page-break/><draw:frame draw:style-name="fr1" draw:name="Object97" text:anchor-type="as-char" svg:width="0.2791in" svg:height="0.3929in" draw:z-index="109"><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110"><draw:object xlink:href="./Object 98" xlink:type="simple" xlink:show="embed" xlink:actuate="onLoad"/><draw:image xlink:href="./ObjectReplacements/Object 98" xlink:type="simple" xlink:show="embed" xlink:actuate="onLoad"/></draw:frame> </text:p>
        </text:list-item>
        <text:list-item>
          <text:p text:style-name="P31"><draw:frame draw:style-name="fr1" draw:name="Object99" text:anchor-type="as-char" svg:width="0.2047in" svg:height="0.3929in" draw:z-index="111"><draw:object xlink:href="./Object 99" xlink:type="simple" xlink:show="embed" xlink:actuate="onLoad"/><draw:image xlink:href="./ObjectReplacements/Object 99" xlink:type="simple" xlink:show="embed" xlink:actuate="onLoad"/></draw:frame> </text:p>
        </text:list-item>
        <text:list-item>
          <text:p text:style-name="P31"><draw:frame draw:style-name="fr1" draw:name="Object100" text:anchor-type="as-char" svg:width="0.2839in" svg:height="0.3929in" draw:z-index="112"><draw:object xlink:href="./Object 100" xlink:type="simple" xlink:show="embed" xlink:actuate="onLoad"/><draw:image xlink:href="./ObjectReplacements/Object 100" xlink:type="simple" xlink:show="embed" xlink:actuate="onLoad"/></draw:frame> </text:p>
        </text:list-item>
        <text:list-item>
          <text:p text:style-name="P31"><draw:frame draw:style-name="fr1" draw:name="Object101" text:anchor-type="as-char" svg:width="0.2839in" svg:height="0.3929in" draw:z-index="113"><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114"><draw:object xlink:href="./Object 102" xlink:type="simple" xlink:show="embed" xlink:actuate="onLoad"/><draw:image xlink:href="./ObjectReplacements/Object 102" xlink:type="simple" xlink:show="embed" xlink:actuate="onLoad"/></draw:frame> </text:p>
        </text:list-item>
        <text:list-item>
          <text:p text:style-name="P31">20 </text:p>
        </text:list-item>
        <text:list-item>
          <text:p text:style-name="P31"><draw:frame draw:style-name="fr1" draw:name="Object103" text:anchor-type="as-char" svg:width="0.1992in" svg:height="0.3929in" draw:z-index="115"><draw:object xlink:href="./Object 103" xlink:type="simple" xlink:show="embed" xlink:actuate="onLoad"/><draw:image xlink:href="./ObjectReplacements/Object 103" xlink:type="simple" xlink:show="embed" xlink:actuate="onLoad"/></draw:frame> </text:p>
        </text:list-item>
        <text:list-item>
          <text:p text:style-name="P31">18 </text:p>
        </text:list-item>
      </text:list>
      <text:p text:style-name="P4"/>
      <text:p text:style-name="P4">Worksheet 2-5</text:p>
      <text:list xml:id="list484975331" text:style-name="L13">
        <text:list-item>
          <text:p text:style-name="P44">1</text:p>
        </text:list-item>
        <text:list-item>
          <text:p text:style-name="P44"><draw:frame draw:style-name="fr1" draw:name="Object104" text:anchor-type="as-char" svg:width="0.198in" svg:height="0.3929in" draw:z-index="116"><draw:object xlink:href="./Object 104" xlink:type="simple" xlink:show="embed" xlink:actuate="onLoad"/><draw:image xlink:href="./ObjectReplacements/Object 104" xlink:type="simple" xlink:show="embed" xlink:actuate="onLoad"/></draw:frame></text:p>
        </text:list-item>
        <text:list-item>
          <text:p text:style-name="P44"><draw:frame draw:style-name="fr1" draw:name="Object105" text:anchor-type="as-char" svg:width="0.202in" svg:height="0.3929in" draw:z-index="117"><draw:object xlink:href="./Object 105" xlink:type="simple" xlink:show="embed" xlink:actuate="onLoad"/><draw:image xlink:href="./ObjectReplacements/Object 105" xlink:type="simple" xlink:show="embed" xlink:actuate="onLoad"/></draw:frame></text:p>
        </text:list-item>
        <text:list-item>
          <text:p text:style-name="P44"><draw:frame draw:style-name="fr1" draw:name="Object106" text:anchor-type="as-char" svg:width="0.2047in" svg:height="0.3929in" draw:z-index="118"><draw:object xlink:href="./Object 106" xlink:type="simple" xlink:show="embed" xlink:actuate="onLoad"/><draw:image xlink:href="./ObjectReplacements/Object 106" xlink:type="simple" xlink:show="embed" xlink:actuate="onLoad"/></draw:frame></text:p>
        </text:list-item>
        <text:list-item>
          <text:p text:style-name="P44"><draw:frame draw:style-name="fr1" draw:name="Object107" text:anchor-type="as-char" svg:width="0.298in" svg:height="0.3929in" draw:z-index="119"><draw:object xlink:href="./Object 107" xlink:type="simple" xlink:show="embed" xlink:actuate="onLoad"/><draw:image xlink:href="./ObjectReplacements/Object 107" xlink:type="simple" xlink:show="embed" xlink:actuate="onLoad"/></draw:frame></text:p>
        </text:list-item>
        <text:list-item>
          <text:p text:style-name="P44"><draw:frame draw:style-name="fr1" draw:name="Object108" text:anchor-type="as-char" svg:width="0.202in" svg:height="0.3929in" draw:z-index="120"><draw:object xlink:href="./Object 108" xlink:type="simple" xlink:show="embed" xlink:actuate="onLoad"/><draw:image xlink:href="./ObjectReplacements/Object 108" xlink:type="simple" xlink:show="embed" xlink:actuate="onLoad"/></draw:frame></text:p>
        </text:list-item>
        <text:list-item>
          <text:p text:style-name="P44"><draw:frame draw:style-name="fr1" draw:name="Object109" text:anchor-type="as-char" svg:width="0.2791in" svg:height="0.3929in" draw:z-index="121"><draw:object xlink:href="./Object 109" xlink:type="simple" xlink:show="embed" xlink:actuate="onLoad"/><draw:image xlink:href="./ObjectReplacements/Object 109" xlink:type="simple" xlink:show="embed" xlink:actuate="onLoad"/></draw:frame></text:p>
        </text:list-item>
        <text:list-item>
          <text:p text:style-name="P44">1</text:p>
        </text:list-item>
        <text:list-item>
          <text:p text:style-name="P44"><draw:frame draw:style-name="fr1" draw:name="Object110" text:anchor-type="as-char" svg:width="0.3866in" svg:height="0.3929in" draw:z-index="122"><draw:object xlink:href="./Object 110" xlink:type="simple" xlink:show="embed" xlink:actuate="onLoad"/><draw:image xlink:href="./ObjectReplacements/Object 110" xlink:type="simple" xlink:show="embed" xlink:actuate="onLoad"/></draw:frame></text:p>
        </text:list-item>
        <text:list-item>
          <text:p text:style-name="P44">32</text:p>
        </text:list-item>
        <text:list-item>
          <text:p text:style-name="P44"><draw:frame draw:style-name="fr1" draw:name="Object111" text:anchor-type="as-char" svg:width="0.389in" svg:height="0.3929in" draw:z-index="123"><draw:object xlink:href="./Object 111" xlink:type="simple" xlink:show="embed" xlink:actuate="onLoad"/><draw:image xlink:href="./ObjectReplacements/Object 111" xlink:type="simple" xlink:show="embed" xlink:actuate="onLoad"/></draw:frame></text:p>
        </text:list-item>
        <text:list-item>
          <text:p text:style-name="P44"><draw:frame draw:style-name="fr1" draw:name="Object112" text:anchor-type="as-char" svg:width="0.2047in" svg:height="0.3929in" draw:z-index="124"><draw:object xlink:href="./Object 112" xlink:type="simple" xlink:show="embed" xlink:actuate="onLoad"/><draw:image xlink:href="./ObjectReplacements/Object 112" xlink:type="simple" xlink:show="embed" xlink:actuate="onLoad"/></draw:frame></text:p>
        </text:list-item>
        <text:list-item>
          <text:p text:style-name="P44"><draw:frame draw:style-name="fr1" draw:name="Object113" text:anchor-type="as-char" svg:width="0.3835in" svg:height="0.3929in" draw:z-index="125"><draw:object xlink:href="./Object 113" xlink:type="simple" xlink:show="embed" xlink:actuate="onLoad"/><draw:image xlink:href="./ObjectReplacements/Object 113" xlink:type="simple" xlink:show="embed" xlink:actuate="onLoad"/></draw:frame></text:p>
        </text:list-item>
        <text:list-item>
          <text:p text:style-name="P44"><draw:frame draw:style-name="fr1" draw:name="Object114" text:anchor-type="as-char" svg:width="0.3874in" svg:height="0.3929in" draw:z-index="126"><draw:object xlink:href="./Object 114" xlink:type="simple" xlink:show="embed" xlink:actuate="onLoad"/><draw:image xlink:href="./ObjectReplacements/Object 114" xlink:type="simple" xlink:show="embed" xlink:actuate="onLoad"/></draw:frame></text:p>
        </text:list-item>
        <text:list-item>
          <text:p text:style-name="P44">80 capsules</text:p>
        </text:list-item>
        <text:list-item>
          <text:p text:style-name="P44">25 syringes</text:p>
        </text:list-item>
      </text:list>
      <text:p text:style-name="P4"/>
      <text:p text:style-name="P4">Worksheet 2-6</text:p>
      <text:list xml:id="list1608541963" text:style-name="L14">
        <text:list-item>
          <text:p text:style-name="P45">0.467</text:p>
        </text:list-item>
        <text:list-item>
          <text:p text:style-name="P45">0.325</text:p>
        </text:list-item>
        <text:list-item>
          <text:p text:style-name="P45">0.625</text:p>
        </text:list-item>
        <text:list-item>
          <text:p text:style-name="P45"><text:soft-page-break/>0.867</text:p>
        </text:list-item>
        <text:list-item>
          <text:p text:style-name="P45">0.567</text:p>
        </text:list-item>
        <text:list-item>
          <text:p text:style-name="P45">0.875</text:p>
        </text:list-item>
        <text:list-item>
          <text:p text:style-name="P45">0.333</text:p>
        </text:list-item>
        <text:list-item>
          <text:p text:style-name="P45">0.68</text:p>
        </text:list-item>
        <text:list-item>
          <text:p text:style-name="P45">0.351</text:p>
        </text:list-item>
        <text:list-item>
          <text:p text:style-name="P45"><draw:frame draw:style-name="fr1" draw:name="Object123" text:anchor-type="as-char" svg:width="0.2047in" svg:height="0.3929in" draw:z-index="127"><draw:object xlink:href="./Object 123" xlink:type="simple" xlink:show="embed" xlink:actuate="onLoad"/><draw:image xlink:href="./ObjectReplacements/Object 123" xlink:type="simple" xlink:show="embed" xlink:actuate="onLoad"/></draw:frame></text:p>
        </text:list-item>
        <text:list-item>
          <text:p text:style-name="P45"><draw:frame draw:style-name="fr1" draw:name="Object124" text:anchor-type="as-char" svg:width="0.1965in" svg:height="0.3929in" draw:z-index="128"><draw:object xlink:href="./Object 124" xlink:type="simple" xlink:show="embed" xlink:actuate="onLoad"/><draw:image xlink:href="./ObjectReplacements/Object 124" xlink:type="simple" xlink:show="embed" xlink:actuate="onLoad"/></draw:frame></text:p>
        </text:list-item>
        <text:list-item>
          <text:p text:style-name="P45"><draw:frame draw:style-name="fr1" draw:name="Object125" text:anchor-type="as-char" svg:width="0.2866in" svg:height="0.3929in" draw:z-index="129"><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130"><draw:object xlink:href="./Object 126" xlink:type="simple" xlink:show="embed" xlink:actuate="onLoad"/><draw:image xlink:href="./ObjectReplacements/Object 126" xlink:type="simple" xlink:show="embed" xlink:actuate="onLoad"/></draw:frame></text:p>
        </text:list-item>
        <text:list-item>
          <text:p text:style-name="P45"><draw:frame draw:style-name="fr1" draw:name="Object127" text:anchor-type="as-char" svg:width="0.202in" svg:height="0.3929in" draw:z-index="131"><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132"><draw:object xlink:href="./Object 128" xlink:type="simple" xlink:show="embed" xlink:actuate="onLoad"/><draw:image xlink:href="./ObjectReplacements/Object 128" xlink:type="simple" xlink:show="embed" xlink:actuate="onLoad"/></draw:frame></text:p>
        </text:list-item>
        <text:list-item>
          <text:p text:style-name="P45"><draw:frame draw:style-name="fr1" draw:name="Object129" text:anchor-type="as-char" svg:width="0.3634in" svg:height="0.3929in" draw:z-index="133"><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134"><draw:object xlink:href="./Object 130" xlink:type="simple" xlink:show="embed" xlink:actuate="onLoad"/><draw:image xlink:href="./ObjectReplacements/Object 130" xlink:type="simple" xlink:show="embed" xlink:actuate="onLoad"/></draw:frame></text:p>
        </text:list-item>
        <text:list-item>
          <text:p text:style-name="P45"><draw:frame draw:style-name="fr1" draw:name="Object131" text:anchor-type="as-char" svg:width="0.1957in" svg:height="0.3929in" draw:z-index="135"><draw:object xlink:href="./Object 131" xlink:type="simple" xlink:show="embed" xlink:actuate="onLoad"/><draw:image xlink:href="./ObjectReplacements/Object 131" xlink:type="simple" xlink:show="embed" xlink:actuate="onLoad"/></draw:frame></text:p>
        </text:list-item>
        <text:list-item>
          <text:p text:style-name="P45"><draw:frame draw:style-name="fr1" draw:name="Object132" text:anchor-type="as-char" svg:width="0.2047in" svg:height="0.3929in" draw:z-index="136"><draw:object xlink:href="./Object 132" xlink:type="simple" xlink:show="embed" xlink:actuate="onLoad"/><draw:image xlink:href="./ObjectReplacements/Object 132" xlink:type="simple" xlink:show="embed" xlink:actuate="onLoad"/></draw:frame></text:p>
        </text:list-item>
        <text:list-item>
          <text:p text:style-name="P45"><draw:frame draw:style-name="fr1" draw:name="Object133" text:anchor-type="as-char" svg:width="0.2047in" svg:height="0.3929in" draw:z-index="137"><draw:object xlink:href="./Object 133" xlink:type="simple" xlink:show="embed" xlink:actuate="onLoad"/><draw:image xlink:href="./ObjectReplacements/Object 133" xlink:type="simple" xlink:show="embed" xlink:actuate="onLoad"/></draw:frame></text:p>
        </text:list-item>
        <text:list-item>
          <text:p text:style-name="P45"><draw:frame draw:style-name="fr1" draw:name="Object134" text:anchor-type="as-char" svg:width="0.1965in" svg:height="0.3929in" draw:z-index="138"><draw:object xlink:href="./Object 134" xlink:type="simple" xlink:show="embed" xlink:actuate="onLoad"/><draw:image xlink:href="./ObjectReplacements/Object 134" xlink:type="simple" xlink:show="embed" xlink:actuate="onLoad"/></draw:frame></text:p>
        </text:list-item>
        <text:list-item>
          <text:p text:style-name="P45"><draw:frame draw:style-name="fr1" draw:name="Object135" text:anchor-type="as-char" svg:width="0.2047in" svg:height="0.3929in" draw:z-index="139"><draw:object xlink:href="./Object 135" xlink:type="simple" xlink:show="embed" xlink:actuate="onLoad"/><draw:image xlink:href="./ObjectReplacements/Object 135" xlink:type="simple" xlink:show="embed" xlink:actuate="onLoad"/></draw:frame></text:p>
        </text:list-item>
        <text:list-item>
          <text:p text:style-name="P45"><draw:frame draw:style-name="fr1" draw:name="Object115" text:anchor-type="as-char" svg:width="0.198in" svg:height="0.3929in" draw:z-index="140"><draw:object xlink:href="./Object 115" xlink:type="simple" xlink:show="embed" xlink:actuate="onLoad"/><draw:image xlink:href="./ObjectReplacements/Object 115" xlink:type="simple" xlink:show="embed" xlink:actuate="onLoad"/></draw:frame></text:p>
        </text:list-item>
        <text:list-item>
          <text:p text:style-name="P45"><draw:frame draw:style-name="fr1" draw:name="Object116" text:anchor-type="as-char" svg:width="0.2047in" svg:height="0.3929in" draw:z-index="141"><draw:object xlink:href="./Object 116" xlink:type="simple" xlink:show="embed" xlink:actuate="onLoad"/><draw:image xlink:href="./ObjectReplacements/Object 116" xlink:type="simple" xlink:show="embed" xlink:actuate="onLoad"/></draw:frame></text:p>
        </text:list-item>
        <text:list-item>
          <text:p text:style-name="P45"><draw:frame draw:style-name="fr1" draw:name="Object136" text:anchor-type="as-char" svg:width="0.198in" svg:height="0.3929in" draw:z-index="142"><draw:object xlink:href="./Object 136" xlink:type="simple" xlink:show="embed" xlink:actuate="onLoad"/><draw:image xlink:href="./ObjectReplacements/Object 136" xlink:type="simple" xlink:show="embed" xlink:actuate="onLoad"/></draw:frame></text:p>
        </text:list-item>
        <text:list-item>
          <text:p text:style-name="P45"><draw:frame draw:style-name="fr1" draw:name="Object137" text:anchor-type="as-char" svg:width="0.2807in" svg:height="0.3929in" draw:z-index="143"><draw:object xlink:href="./Object 137" xlink:type="simple" xlink:show="embed" xlink:actuate="onLoad"/><draw:image xlink:href="./ObjectReplacements/Object 137" xlink:type="simple" xlink:show="embed" xlink:actuate="onLoad"/></draw:frame></text:p>
        </text:list-item>
        <text:list-item>
          <text:p text:style-name="P45"><draw:frame draw:style-name="fr1" draw:name="Object138" text:anchor-type="as-char" svg:width="0.2819in" svg:height="0.3929in" draw:z-index="144"><draw:object xlink:href="./Object 138" xlink:type="simple" xlink:show="embed" xlink:actuate="onLoad"/><draw:image xlink:href="./ObjectReplacements/Object 138" xlink:type="simple" xlink:show="embed" xlink:actuate="onLoad"/></draw:frame></text:p>
        </text:list-item>
        <text:list-item>
          <text:p text:style-name="P45"><draw:frame draw:style-name="fr1" draw:name="Object117" text:anchor-type="as-char" svg:width="0.202in" svg:height="0.3929in" draw:z-index="145"><draw:object xlink:href="./Object 117" xlink:type="simple" xlink:show="embed" xlink:actuate="onLoad"/><draw:image xlink:href="./ObjectReplacements/Object 117" xlink:type="simple" xlink:show="embed" xlink:actuate="onLoad"/></draw:frame></text:p>
        </text:list-item>
        <text:list-item>
          <text:p text:style-name="P45"><draw:frame draw:style-name="fr1" draw:name="Object139" text:anchor-type="as-char" svg:width="0.2791in" svg:height="0.3929in" draw:z-index="146"><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47"><draw:object xlink:href="./Object 140" xlink:type="simple" xlink:show="embed" xlink:actuate="onLoad"/><draw:image xlink:href="./ObjectReplacements/Object 140" xlink:type="simple" xlink:show="embed" xlink:actuate="onLoad"/></draw:frame></text:p>
        </text:list-item>
        <text:list-item>
          <text:p text:style-name="P45"><draw:frame draw:style-name="fr1" draw:name="Object141" text:anchor-type="as-char" svg:width="0.2866in" svg:height="0.3929in" draw:z-index="148"><draw:object xlink:href="./Object 141" xlink:type="simple" xlink:show="embed" xlink:actuate="onLoad"/><draw:image xlink:href="./ObjectReplacements/Object 141" xlink:type="simple" xlink:show="embed" xlink:actuate="onLoad"/></draw:frame></text:p>
        </text:list-item>
        <text:list-item>
          <text:p text:style-name="P45"><draw:frame draw:style-name="fr1" draw:name="Object142" text:anchor-type="as-char" svg:width="0.1992in" svg:height="0.3929in" draw:z-index="149"><draw:object xlink:href="./Object 142" xlink:type="simple" xlink:show="embed" xlink:actuate="onLoad"/><draw:image xlink:href="./ObjectReplacements/Object 142" xlink:type="simple" xlink:show="embed" xlink:actuate="onLoad"/></draw:frame></text:p>
        </text:list-item>
        <text:list-item>
          <text:p text:style-name="P45"><draw:frame draw:style-name="fr1" draw:name="Object143" text:anchor-type="as-char" svg:width="0.2866in" svg:height="0.3929in" draw:z-index="150"><draw:object xlink:href="./Object 143" xlink:type="simple" xlink:show="embed" xlink:actuate="onLoad"/><draw:image xlink:href="./ObjectReplacements/Object 143" xlink:type="simple" xlink:show="embed" xlink:actuate="onLoad"/></draw:frame></text:p>
        </text:list-item>
        <text:list-item>
          <text:p text:style-name="P45"><text:soft-page-break/><draw:frame draw:style-name="fr1" draw:name="Object144" text:anchor-type="as-char" svg:width="0.2811in" svg:height="0.3929in" draw:z-index="21"><draw:object xlink:href="./Object 144" xlink:type="simple" xlink:show="embed" xlink:actuate="onLoad"/><draw:image xlink:href="./ObjectReplacements/Object 144" xlink:type="simple" xlink:show="embed" xlink:actuate="onLoad"/></draw:frame></text:p>
        </text:list-item>
        <text:list-item>
          <text:p text:style-name="P45"><draw:frame draw:style-name="fr1" draw:name="Object145" text:anchor-type="as-char" svg:width="0.2866in" svg:height="0.3929in" draw:z-index="22"><draw:object xlink:href="./Object 145" xlink:type="simple" xlink:show="embed" xlink:actuate="onLoad"/><draw:image xlink:href="./ObjectReplacements/Object 145" xlink:type="simple" xlink:show="embed" xlink:actuate="onLoad"/></draw:frame></text:p>
        </text:list-item>
        <text:list-item>
          <text:p text:style-name="P45"><draw:frame draw:style-name="fr1" draw:name="Object146" text:anchor-type="as-char" svg:width="0.2839in" svg:height="0.3929in" draw:z-index="23"><draw:object xlink:href="./Object 146" xlink:type="simple" xlink:show="embed" xlink:actuate="onLoad"/><draw:image xlink:href="./ObjectReplacements/Object 146" xlink:type="simple" xlink:show="embed" xlink:actuate="onLoad"/></draw:frame></text:p>
        </text:list-item>
        <text:list-item>
          <text:p text:style-name="P45"><draw:frame draw:style-name="fr1" draw:name="Object147" text:anchor-type="as-char" svg:width="0.2839in" svg:height="0.3929in" draw:z-index="24"><draw:object xlink:href="./Object 147" xlink:type="simple" xlink:show="embed" xlink:actuate="onLoad"/><draw:image xlink:href="./ObjectReplacements/Object 147" xlink:type="simple" xlink:show="embed" xlink:actuate="onLoad"/></draw:frame></text:p>
        </text:list-item>
        <text:list-item>
          <text:p text:style-name="P45"><draw:frame draw:style-name="fr1" draw:name="Object118" text:anchor-type="as-char" svg:width="0.3043in" svg:height="0.3929in" draw:z-index="25"><draw:object xlink:href="./Object 118" xlink:type="simple" xlink:show="embed" xlink:actuate="onLoad"/><draw:image xlink:href="./ObjectReplacements/Object 118" xlink:type="simple" xlink:show="embed" xlink:actuate="onLoad"/></draw:frame></text:p>
        </text:list-item>
        <text:list-item>
          <text:p text:style-name="P45"><draw:frame draw:style-name="fr1" draw:name="Object119" text:anchor-type="as-char" svg:width="0.311in" svg:height="0.3929in" draw:z-index="26"><draw:object xlink:href="./Object 119" xlink:type="simple" xlink:show="embed" xlink:actuate="onLoad"/><draw:image xlink:href="./ObjectReplacements/Object 119" xlink:type="simple" xlink:show="embed" xlink:actuate="onLoad"/></draw:frame></text:p>
        </text:list-item>
        <text:list-item>
          <text:p text:style-name="P45"><draw:frame draw:style-name="fr1" draw:name="Object148" text:anchor-type="as-char" svg:width="0.2811in" svg:height="0.3929in" draw:z-index="27"><draw:object xlink:href="./Object 148" xlink:type="simple" xlink:show="embed" xlink:actuate="onLoad"/><draw:image xlink:href="./ObjectReplacements/Object 148" xlink:type="simple" xlink:show="embed" xlink:actuate="onLoad"/></draw:frame></text:p>
        </text:list-item>
        <text:list-item>
          <text:p text:style-name="P45">20</text:p>
        </text:list-item>
        <text:list-item>
          <text:p text:style-name="P45"><draw:frame draw:style-name="fr1" draw:name="Object149" text:anchor-type="as-char" svg:width="0.3835in" svg:height="0.3929in" draw:z-index="28"><draw:object xlink:href="./Object 149" xlink:type="simple" xlink:show="embed" xlink:actuate="onLoad"/><draw:image xlink:href="./ObjectReplacements/Object 149" xlink:type="simple" xlink:show="embed" xlink:actuate="onLoad"/></draw:frame></text:p>
        </text:list-item>
        <text:list-item>
          <text:p text:style-name="P45"><draw:frame draw:style-name="fr1" draw:name="Object120" text:anchor-type="as-char" svg:width="0.2047in" svg:height="0.3929in" draw:z-index="29"><draw:object xlink:href="./Object 120" xlink:type="simple" xlink:show="embed" xlink:actuate="onLoad"/><draw:image xlink:href="./ObjectReplacements/Object 120" xlink:type="simple" xlink:show="embed" xlink:actuate="onLoad"/></draw:frame></text:p>
        </text:list-item>
        <text:list-item>
          <text:p text:style-name="P45"><draw:frame draw:style-name="fr1" draw:name="Object121" text:anchor-type="as-char" svg:width="0.3047in" svg:height="0.3929in" draw:z-index="30"><draw:object xlink:href="./Object 121" xlink:type="simple" xlink:show="embed" xlink:actuate="onLoad"/><draw:image xlink:href="./ObjectReplacements/Object 121" xlink:type="simple" xlink:show="embed" xlink:actuate="onLoad"/></draw:frame></text:p>
        </text:list-item>
        <text:list-item>
          <text:p text:style-name="P45"><draw:frame draw:style-name="fr1" draw:name="Object122" text:anchor-type="as-char" svg:width="0.3043in" svg:height="0.3929in" draw:z-index="31"><draw:object xlink:href="./Object 122" xlink:type="simple" xlink:show="embed" xlink:actuate="onLoad"/><draw:image xlink:href="./ObjectReplacements/Object 122" xlink:type="simple" xlink:show="embed" xlink:actuate="onLoad"/></draw:frame> mL</text:p>
        </text:list-item>
        <text:list-item>
          <text:p text:style-name="P45"><draw:frame draw:style-name="fr1" draw:name="Object150" text:anchor-type="as-char" svg:width="0.1992in" svg:height="0.3929in" draw:z-index="32"><draw:object xlink:href="./Object 150" xlink:type="simple" xlink:show="embed" xlink:actuate="onLoad"/><draw:image xlink:href="./ObjectReplacements/Object 150" xlink:type="simple" xlink:show="embed" xlink:actuate="onLoad"/></draw:frame> L</text:p>
        </text:list-item>
        <text:list-item>
          <text:p text:style-name="P45">5 mg</text:p>
        </text:list-item>
        <text:list-item>
          <text:p text:style-name="P45">40 doses</text:p>
        </text:list-item>
        <text:list-item>
          <text:p text:style-name="P45"><draw:frame draw:style-name="fr1" draw:name="Object151" text:anchor-type="as-char" svg:width="0.2811in" svg:height="0.3929in" draw:z-index="33"><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list xml:id="list1562834191" text:style-name="L15">
        <text:list-item>
          <text:p text:style-name="P46">24.44%</text:p>
        </text:list-item>
        <text:list-item>
          <text:p text:style-name="P46">30%</text:p>
        </text:list-item>
        <text:list-item>
          <text:p text:style-name="P46">50%</text:p>
        </text:list-item>
        <text:list-item>
          <text:p text:style-name="P46">12.5%</text:p>
        </text:list-item>
        <text:list-item>
          <text:p text:style-name="P46">75%</text:p>
        </text:list-item>
        <text:list-item>
          <text:p text:style-name="P46">2%</text:p>
        </text:list-item>
        <text:list-item>
          <text:p text:style-name="P46">9%</text:p>
        </text:list-item>
        <text:list-item>
          <text:p text:style-name="P46">10%</text:p>
        </text:list-item>
        <text:list-item>
          <text:p text:style-name="P46">80%</text:p>
        </text:list-item>
        <text:list-item>
          <text:p text:style-name="P46">36%</text:p>
        </text:list-item>
        <text:list-item>
          <text:p text:style-name="P46">52%</text:p>
        </text:list-item>
        <text:list-item>
          <text:p text:style-name="P46">40%</text:p>
        </text:list-item>
        <text:list-item>
          <text:p text:style-name="P46">65%</text:p>
        </text:list-item>
        <text:list-item>
          <text:p text:style-name="P46"><text:soft-page-break/>2.5%</text:p>
        </text:list-item>
        <text:list-item>
          <text:p text:style-name="P46">3.5%</text:p>
        </text:list-item>
        <text:list-item>
          <text:p text:style-name="P46">5.5%</text:p>
        </text:list-item>
        <text:list-item>
          <text:p text:style-name="P46">0.4%</text:p>
        </text:list-item>
        <text:list-item>
          <text:p text:style-name="P46">110%</text:p>
        </text:list-item>
        <text:list-item>
          <text:p text:style-name="P46">175%</text:p>
        </text:list-item>
        <text:list-item>
          <text:p text:style-name="P46">200%</text:p>
        </text:list-item>
        <text:list-item>
          <text:p text:style-name="P46">0.33</text:p>
        </text:list-item>
        <text:list-item>
          <text:p text:style-name="P46">0.24</text:p>
        </text:list-item>
        <text:list-item>
          <text:p text:style-name="P46">0.333</text:p>
        </text:list-item>
        <text:list-item>
          <text:p text:style-name="P46">0.505</text:p>
        </text:list-item>
        <text:list-item>
          <text:p text:style-name="P46">0.2</text:p>
        </text:list-item>
        <text:list-item>
          <text:p text:style-name="P46">0.47</text:p>
        </text:list-item>
        <text:list-item>
          <text:p text:style-name="P46">0.93</text:p>
        </text:list-item>
        <text:list-item>
          <text:p text:style-name="P46">0.325</text:p>
        </text:list-item>
        <text:list-item>
          <text:p text:style-name="P46">0.75</text:p>
        </text:list-item>
        <text:list-item>
          <text:p text:style-name="P46">0.8332</text:p>
        </text:list-item>
        <text:list-item>
          <text:p text:style-name="P46">0.6666667</text:p>
        </text:list-item>
        <text:list-item>
          <text:p text:style-name="P46">0.185</text:p>
        </text:list-item>
        <text:list-item>
          <text:p text:style-name="P46">0.013</text:p>
        </text:list-item>
        <text:list-item>
          <text:p text:style-name="P46">0.0025</text:p>
        </text:list-item>
        <text:list-item>
          <text:p text:style-name="P46">0.00125</text:p>
        </text:list-item>
        <text:list-item>
          <text:p text:style-name="P46">80%</text:p>
        </text:list-item>
        <text:list-item>
          <text:p text:style-name="P46">20%</text:p>
        </text:list-item>
        <text:list-item>
          <text:p text:style-name="P46">87.5%</text:p>
        </text:list-item>
        <text:list-item>
          <text:p text:style-name="P46">75%</text:p>
        </text:list-item>
        <text:list-item>
          <text:p text:style-name="P46">85.7% (rounded)</text:p>
        </text:list-item>
        <text:list-item>
          <text:p text:style-name="P46">85%</text:p>
        </text:list-item>
        <text:list-item>
          <text:p text:style-name="P46">62.5%</text:p>
        </text:list-item>
        <text:list-item>
          <text:p text:style-name="P46">42.9% (rounded)</text:p>
        </text:list-item>
        <text:list-item>
          <text:p text:style-name="P46">30%</text:p>
        </text:list-item>
        <text:list-item>
          <text:p text:style-name="P46">60%</text:p>
        </text:list-item>
        <text:list-item>
          <text:p text:style-name="P46">87.5%</text:p>
        </text:list-item>
        <text:list-item>
          <text:p text:style-name="P46">80%</text:p>
        </text:list-item>
        <text:list-item>
          <text:p text:style-name="P46">55%</text:p>
        </text:list-item>
        <text:list-item>
          <text:p text:style-name="P46">88.9% (rounded)</text:p>
        </text:list-item>
        <text:list-item>
          <text:p text:style-name="P46">50%</text:p>
        </text:list-item>
      </text:list>
      <text:p text:style-name="P4"/>
      <text:p text:style-name="P4">Worksheet 3-2</text:p>
      <text:list xml:id="list1785356758" text:style-name="L31">
        <text:list-item>
          <text:p text:style-name="P53"><draw:frame draw:style-name="fr2" draw:name="Object152" text:anchor-type="as-char" svg:width="0.202in" svg:height="0.3929in" draw:z-index="151"><draw:object xlink:href="./Object 152" xlink:type="simple" xlink:show="embed" xlink:actuate="onLoad"/><draw:image xlink:href="./ObjectReplacements/Object 152" xlink:type="simple" xlink:show="embed" xlink:actuate="onLoad"/></draw:frame></text:p>
        </text:list-item>
        <text:list-item>
          <text:p text:style-name="P53"><draw:frame draw:style-name="fr2" draw:name="Object153" text:anchor-type="as-char" svg:width="0.2047in" svg:height="0.3929in" draw:z-index="152"><draw:object xlink:href="./Object 153" xlink:type="simple" xlink:show="embed" xlink:actuate="onLoad"/><draw:image xlink:href="./ObjectReplacements/Object 153" xlink:type="simple" xlink:show="embed" xlink:actuate="onLoad"/></draw:frame></text:p>
        </text:list-item>
        <text:list-item>
          <text:p text:style-name="P53"><draw:frame draw:style-name="fr2" draw:name="Object154" text:anchor-type="as-char" svg:width="0.198in" svg:height="0.3929in" draw:z-index="153"><draw:object xlink:href="./Object 154" xlink:type="simple" xlink:show="embed" xlink:actuate="onLoad"/><draw:image xlink:href="./ObjectReplacements/Object 154" xlink:type="simple" xlink:show="embed" xlink:actuate="onLoad"/></draw:frame></text:p>
        </text:list-item>
        <text:list-item>
          <text:p text:style-name="P53"><text:soft-page-break/><draw:frame draw:style-name="fr2" draw:name="Object155" text:anchor-type="as-char" svg:width="0.2866in" svg:height="0.3929in" draw:z-index="154"><draw:object xlink:href="./Object 155" xlink:type="simple" xlink:show="embed" xlink:actuate="onLoad"/><draw:image xlink:href="./ObjectReplacements/Object 155" xlink:type="simple" xlink:show="embed" xlink:actuate="onLoad"/></draw:frame></text:p>
        </text:list-item>
        <text:list-item>
          <text:p text:style-name="P53"><draw:frame draw:style-name="fr2" draw:name="Object156" text:anchor-type="as-char" svg:width="0.2819in" svg:height="0.3929in" draw:z-index="155"><draw:object xlink:href="./Object 156" xlink:type="simple" xlink:show="embed" xlink:actuate="onLoad"/><draw:image xlink:href="./ObjectReplacements/Object 156" xlink:type="simple" xlink:show="embed" xlink:actuate="onLoad"/></draw:frame></text:p>
        </text:list-item>
        <text:list-item>
          <text:p text:style-name="P53">1</text:p>
        </text:list-item>
        <text:list-item>
          <text:p text:style-name="P53"><draw:frame draw:style-name="fr2" draw:name="Object157" text:anchor-type="as-char" svg:width="0.2839in" svg:height="0.3929in" draw:z-index="156"><draw:object xlink:href="./Object 157" xlink:type="simple" xlink:show="embed" xlink:actuate="onLoad"/><draw:image xlink:href="./ObjectReplacements/Object 157" xlink:type="simple" xlink:show="embed" xlink:actuate="onLoad"/></draw:frame></text:p>
        </text:list-item>
        <text:list-item>
          <text:p text:style-name="P53"><draw:frame draw:style-name="fr2" draw:name="Object158" text:anchor-type="as-char" svg:width="0.3654in" svg:height="0.3929in" draw:z-index="157"><draw:object xlink:href="./Object 158" xlink:type="simple" xlink:show="embed" xlink:actuate="onLoad"/><draw:image xlink:href="./ObjectReplacements/Object 158" xlink:type="simple" xlink:show="embed" xlink:actuate="onLoad"/></draw:frame></text:p>
        </text:list-item>
        <text:list-item>
          <text:p text:style-name="P53"><draw:frame draw:style-name="fr2" draw:name="Object159" text:anchor-type="as-char" svg:width="0.3654in" svg:height="0.3929in" draw:z-index="158"><draw:object xlink:href="./Object 159" xlink:type="simple" xlink:show="embed" xlink:actuate="onLoad"/><draw:image xlink:href="./ObjectReplacements/Object 159" xlink:type="simple" xlink:show="embed" xlink:actuate="onLoad"/></draw:frame></text:p>
        </text:list-item>
        <text:list-item>
          <text:p text:style-name="P53"><draw:frame draw:style-name="fr2" draw:name="Object160" text:anchor-type="as-char" svg:width="0.3701in" svg:height="0.3929in" draw:z-index="159"><draw:object xlink:href="./Object 160" xlink:type="simple" xlink:show="embed" xlink:actuate="onLoad"/><draw:image xlink:href="./ObjectReplacements/Object 160" xlink:type="simple" xlink:show="embed" xlink:actuate="onLoad"/></draw:frame></text:p>
        </text:list-item>
        <text:list-item>
          <text:p text:style-name="P53"><draw:frame draw:style-name="fr2" draw:name="Object161" text:anchor-type="as-char" svg:width="0.1957in" svg:height="0.3929in" draw:z-index="160"><draw:object xlink:href="./Object 161" xlink:type="simple" xlink:show="embed" xlink:actuate="onLoad"/><draw:image xlink:href="./ObjectReplacements/Object 161" xlink:type="simple" xlink:show="embed" xlink:actuate="onLoad"/></draw:frame></text:p>
        </text:list-item>
        <text:list-item>
          <text:p text:style-name="P53"><draw:frame draw:style-name="fr2" draw:name="Object162" text:anchor-type="as-char" svg:width="0.3654in" svg:height="0.3929in" draw:z-index="161"><draw:object xlink:href="./Object 162" xlink:type="simple" xlink:show="embed" xlink:actuate="onLoad"/><draw:image xlink:href="./ObjectReplacements/Object 162" xlink:type="simple" xlink:show="embed" xlink:actuate="onLoad"/></draw:frame></text:p>
        </text:list-item>
        <text:list-item>
          <text:p text:style-name="P53"><draw:frame draw:style-name="fr2" draw:name="Object163" text:anchor-type="as-char" svg:width="0.3661in" svg:height="0.3929in" draw:z-index="162"><draw:object xlink:href="./Object 163" xlink:type="simple" xlink:show="embed" xlink:actuate="onLoad"/><draw:image xlink:href="./ObjectReplacements/Object 163" xlink:type="simple" xlink:show="embed" xlink:actuate="onLoad"/></draw:frame></text:p>
        </text:list-item>
        <text:list-item>
          <text:p text:style-name="P53"><draw:frame draw:style-name="fr2" draw:name="Object164" text:anchor-type="as-char" svg:width="0.2839in" svg:height="0.3929in" draw:z-index="163"><draw:object xlink:href="./Object 164" xlink:type="simple" xlink:show="embed" xlink:actuate="onLoad"/><draw:image xlink:href="./ObjectReplacements/Object 164" xlink:type="simple" xlink:show="embed" xlink:actuate="onLoad"/></draw:frame></text:p>
        </text:list-item>
        <text:list-item>
          <text:p text:style-name="P53"><draw:frame draw:style-name="fr2" draw:name="Object165" text:anchor-type="as-char" svg:width="0.2819in" svg:height="0.3929in" draw:z-index="164"><draw:object xlink:href="./Object 165" xlink:type="simple" xlink:show="embed" xlink:actuate="onLoad"/><draw:image xlink:href="./ObjectReplacements/Object 165" xlink:type="simple" xlink:show="embed" xlink:actuate="onLoad"/></draw:frame> or <draw:frame draw:style-name="fr2" draw:name="Object166" text:anchor-type="as-char" svg:width="0.3819in" svg:height="0.3929in" draw:z-index="165"><draw:object xlink:href="./Object 166" xlink:type="simple" xlink:show="embed" xlink:actuate="onLoad"/><draw:image xlink:href="./ObjectReplacements/Object 166" xlink:type="simple" xlink:show="embed" xlink:actuate="onLoad"/></draw:frame></text:p>
        </text:list-item>
        <text:list-item>
          <text:p text:style-name="P53">150</text:p>
        </text:list-item>
        <text:list-item>
          <text:p text:style-name="P53">6</text:p>
        </text:list-item>
        <text:list-item>
          <text:p text:style-name="P53">3</text:p>
        </text:list-item>
        <text:list-item>
          <text:p text:style-name="P53">37.5</text:p>
        </text:list-item>
        <text:list-item>
          <text:p text:style-name="P53">3</text:p>
        </text:list-item>
        <text:list-item>
          <text:p text:style-name="P53">32</text:p>
        </text:list-item>
        <text:list-item>
          <text:p text:style-name="P53">90</text:p>
        </text:list-item>
        <text:list-item>
          <text:p text:style-name="P53">1.7</text:p>
        </text:list-item>
        <text:list-item>
          <text:p text:style-name="P53">5.5</text:p>
        </text:list-item>
        <text:list-item>
          <text:p text:style-name="P53">29.7</text:p>
        </text:list-item>
        <text:list-item>
          <text:p text:style-name="P53">2.5</text:p>
        </text:list-item>
        <text:list-item>
          <text:p text:style-name="P53">36</text:p>
        </text:list-item>
        <text:list-item>
          <text:p text:style-name="P53">20</text:p>
        </text:list-item>
        <text:list-item>
          <text:p text:style-name="P53">90</text:p>
        </text:list-item>
        <text:list-item>
          <text:p text:style-name="P53">280</text:p>
        </text:list-item>
        <text:list-item>
          <text:p text:style-name="P53">10</text:p>
        </text:list-item>
        <text:list-item>
          <text:p text:style-name="P53">8.4</text:p>
        </text:list-item>
        <text:list-item>
          <text:p text:style-name="P53">4.8</text:p>
        </text:list-item>
        <text:list-item>
          <text:p text:style-name="P53">7.5</text:p>
        </text:list-item>
        <text:list-item>
          <text:p text:style-name="P53">12</text:p>
        </text:list-item>
        <text:list-item>
          <text:p text:style-name="P53">12</text:p>
        </text:list-item>
        <text:list-item>
          <text:p text:style-name="P53">50</text:p>
        </text:list-item>
        <text:list-item>
          <text:p text:style-name="P53">12.5</text:p>
        </text:list-item>
        <text:list-item>
          <text:p text:style-name="P53"><text:soft-page-break/>27</text:p>
        </text:list-item>
        <text:list-item>
          <text:p text:style-name="P53">50</text:p>
        </text:list-item>
      </text:list>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62">Percent</text:p>
            </table:table-cell>
            <table:table-cell table:style-name="Table2.A1" office:value-type="string">
              <text:p text:style-name="P62">Decimal</text:p>
            </table:table-cell>
            <table:table-cell table:style-name="Table2.C1" office:value-type="string">
              <text:p text:style-name="P62">Reduced Fraction</text:p>
            </table:table-cell>
          </table:table-row>
        </table:table-header-rows>
        <table:table-row table:style-name="Table2.1">
          <table:table-cell table:style-name="Table2.A2" office:value-type="string">
            <text:p text:style-name="P60">20%</text:p>
          </table:table-cell>
          <table:table-cell table:style-name="Table2.A2" office:value-type="string">
            <text:p text:style-name="P61">0.2</text:p>
          </table:table-cell>
          <table:table-cell table:style-name="Table2.C2" office:value-type="string">
            <text:p text:style-name="P60">1/5</text:p>
          </table:table-cell>
        </table:table-row>
        <table:table-row table:style-name="Table2.1">
          <table:table-cell table:style-name="Table2.A2" office:value-type="string">
            <text:p text:style-name="P60">6%</text:p>
          </table:table-cell>
          <table:table-cell table:style-name="Table2.A2" office:value-type="string">
            <text:p text:style-name="P60">0.06</text:p>
          </table:table-cell>
          <table:table-cell table:style-name="Table2.C2" office:value-type="string">
            <text:p text:style-name="P60">3/50</text:p>
          </table:table-cell>
        </table:table-row>
        <table:table-row table:style-name="Table2.1">
          <table:table-cell table:style-name="Table2.A2" office:value-type="string">
            <text:p text:style-name="P60">87.5%</text:p>
          </table:table-cell>
          <table:table-cell table:style-name="Table2.A2" office:value-type="string">
            <text:p text:style-name="P60">0.875</text:p>
          </table:table-cell>
          <table:table-cell table:style-name="Table2.C2" office:value-type="string">
            <text:p text:style-name="P60">7/8</text:p>
          </table:table-cell>
        </table:table-row>
        <table:table-row table:style-name="Table2.1">
          <table:table-cell table:style-name="Table2.A2" office:value-type="string">
            <text:p text:style-name="P60">15%</text:p>
          </table:table-cell>
          <table:table-cell table:style-name="Table2.A2" office:value-type="string">
            <text:p text:style-name="P60">0.15</text:p>
          </table:table-cell>
          <table:table-cell table:style-name="Table2.C2" office:value-type="string">
            <text:p text:style-name="P60">3/20</text:p>
          </table:table-cell>
        </table:table-row>
        <table:table-row table:style-name="Table2.1">
          <table:table-cell table:style-name="Table2.A2" office:value-type="string">
            <text:p text:style-name="P60">11%</text:p>
          </table:table-cell>
          <table:table-cell table:style-name="Table2.A2" office:value-type="string">
            <text:p text:style-name="P60">0.11</text:p>
          </table:table-cell>
          <table:table-cell table:style-name="Table2.C2" office:value-type="string">
            <text:p text:style-name="P60">11/100</text:p>
          </table:table-cell>
        </table:table-row>
        <table:table-row table:style-name="Table2.1">
          <table:table-cell table:style-name="Table2.A2" office:value-type="string">
            <text:p text:style-name="P60">80%</text:p>
          </table:table-cell>
          <table:table-cell table:style-name="Table2.A2" office:value-type="string">
            <text:p text:style-name="P60">0.8</text:p>
          </table:table-cell>
          <table:table-cell table:style-name="Table2.C2" office:value-type="string">
            <text:p text:style-name="P60">4/5</text:p>
          </table:table-cell>
        </table:table-row>
        <table:table-row table:style-name="Table2.1">
          <table:table-cell table:style-name="Table2.A2" office:value-type="string">
            <text:p text:style-name="P60">96%</text:p>
          </table:table-cell>
          <table:table-cell table:style-name="Table2.A2" office:value-type="string">
            <text:p text:style-name="P60">0.96</text:p>
          </table:table-cell>
          <table:table-cell table:style-name="Table2.C2" office:value-type="string">
            <text:p text:style-name="P60">24/25</text:p>
          </table:table-cell>
        </table:table-row>
        <table:table-row table:style-name="Table2.1">
          <table:table-cell table:style-name="Table2.A2" office:value-type="string">
            <text:p text:style-name="P60">55%</text:p>
          </table:table-cell>
          <table:table-cell table:style-name="Table2.A2" office:value-type="string">
            <text:p text:style-name="P60">0.55</text:p>
          </table:table-cell>
          <table:table-cell table:style-name="Table2.C2" office:value-type="string">
            <text:p text:style-name="P60">11/20</text:p>
          </table:table-cell>
        </table:table-row>
        <table:table-row table:style-name="Table2.1">
          <table:table-cell table:style-name="Table2.A2" office:value-type="string">
            <text:p text:style-name="P60">12%</text:p>
          </table:table-cell>
          <table:table-cell table:style-name="Table2.A2" office:value-type="string">
            <text:p text:style-name="P60">0.12</text:p>
          </table:table-cell>
          <table:table-cell table:style-name="Table2.C2" office:value-type="string">
            <text:p text:style-name="P60">3/25</text:p>
          </table:table-cell>
        </table:table-row>
        <table:table-row table:style-name="Table2.1">
          <table:table-cell table:style-name="Table2.A2" office:value-type="string">
            <text:p text:style-name="P60">53%</text:p>
          </table:table-cell>
          <table:table-cell table:style-name="Table2.A2" office:value-type="string">
            <text:p text:style-name="P60">0.53</text:p>
          </table:table-cell>
          <table:table-cell table:style-name="Table2.C2" office:value-type="string">
            <text:p text:style-name="P60">53/100</text:p>
          </table:table-cell>
        </table:table-row>
        <table:table-row table:style-name="Table2.1">
          <table:table-cell table:style-name="Table2.A2" office:value-type="string">
            <text:p text:style-name="P60">100%</text:p>
          </table:table-cell>
          <table:table-cell table:style-name="Table2.A2" office:value-type="string">
            <text:p text:style-name="P60">1</text:p>
          </table:table-cell>
          <table:table-cell table:style-name="Table2.C2" office:value-type="string">
            <text:p text:style-name="P60">1</text:p>
          </table:table-cell>
        </table:table-row>
        <table:table-row table:style-name="Table2.1">
          <table:table-cell table:style-name="Table2.A2" office:value-type="string">
            <text:p text:style-name="P60">7.5%</text:p>
          </table:table-cell>
          <table:table-cell table:style-name="Table2.A2" office:value-type="string">
            <text:p text:style-name="P60">0.075</text:p>
          </table:table-cell>
          <table:table-cell table:style-name="Table2.C2" office:value-type="string">
            <text:p text:style-name="P60">3/40</text:p>
          </table:table-cell>
        </table:table-row>
      </table:table>
      <text:list xml:id="list816613004" text:style-name="L32">
        <text:list-item>
          <text:p text:style-name="P54">2</text:p>
        </text:list-item>
        <text:list-item>
          <text:p text:style-name="P54">16%</text:p>
        </text:list-item>
        <text:list-item>
          <text:p text:style-name="P54">175</text:p>
        </text:list-item>
        <text:list-item>
          <text:p text:style-name="P54">198</text:p>
        </text:list-item>
        <text:list-item>
          <text:p text:style-name="P54">28%</text:p>
        </text:list-item>
        <text:list-item>
          <text:p text:style-name="P54">2500</text:p>
        </text:list-item>
        <text:list-item>
          <text:p text:style-name="P54">325</text:p>
        </text:list-item>
        <text:list-item>
          <text:p text:style-name="P54">25%</text:p>
        </text:list-item>
        <text:list-item>
          <text:p text:style-name="P54">15</text:p>
        </text:list-item>
        <text:list-item>
          <text:p text:style-name="P54">100.8</text:p>
        </text:list-item>
        <text:list-item>
          <text:p text:style-name="P54">20%</text:p>
        </text:list-item>
        <text:list-item>
          <text:p text:style-name="P54">20</text:p>
        </text:list-item>
        <text:list-item>
          <text:p text:style-name="P54">18</text:p>
        </text:list-item>
        <text:list-item>
          <text:p text:style-name="P54">90%</text:p>
        </text:list-item>
        <text:list-item>
          <text:p text:style-name="P54">32</text:p>
        </text:list-item>
        <text:list-item>
          <text:p text:style-name="P54">62</text:p>
        </text:list-item>
        <text:list-item>
          <text:p text:style-name="P54">92%</text:p>
        </text:list-item>
        <text:list-item>
          <text:p text:style-name="P54">500</text:p>
        </text:list-item>
        <text:list-item>
          <text:p text:style-name="P54">42</text:p>
        </text:list-item>
        <text:list-item>
          <text:p text:style-name="P54">81.25%</text:p>
        </text:list-item>
        <text:list-item>
          <text:p text:style-name="P54">92% correct</text:p>
        </text:list-item>
        <text:list-item>
          <text:p text:style-name="P54">23 students</text:p>
        </text:list-item>
        <text:list-item>
          <text:p text:style-name="P54">3,077 people</text:p>
        </text:list-item>
        <text:list-item>
          <text:p text:style-name="P54"><text:soft-page-break/>64% of his savings</text:p>
        </text:list-item>
        <text:list-item>
          <text:p text:style-name="P54">2,800 hairs</text:p>
        </text:list-item>
        <text:list-item>
          <text:p text:style-name="P54">68% of patients</text:p>
        </text:list-item>
      </text:list>
      <text:p text:style-name="P4"/>
      <text:p text:style-name="P4">Worksheet 3-4</text:p>
      <text:p text:style-name="P4"/>
      <text:p text:style-name="P4">Chapter 4</text:p>
      <text:p text:style-name="P4"/>
      <text:p text:style-name="P4">Worksheet 4-1</text:p>
      <text:p text:style-name="P4"/>
      <text:p text:style-name="P4">Worksheet 4-2</text:p>
      <text:p text:style-name="P4"/>
      <text:p text:style-name="P4">Worksheet 4-3</text:p>
      <text:p text:style-name="P4"/>
      <text:p text:style-name="P4">Worksheet 4-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5">Chapter 13 - Calculations for Billing Compounds</text:span> </text:p>
      <text:p text:style-name="P4"/>
      <text:p text:style-name="P4">Worksheet 13-1 </text:p>
      <text:list xml:id="list1661441098" text:style-name="L16">
        <text:list-item>
          <text:p text:style-name="P32">$19.84 </text:p>
        </text:list-item>
        <text:list-item>
          <text:p text:style-name="P32">$33.59 </text:p>
        </text:list-item>
        <text:list-item>
          <text:p text:style-name="P32">$33.80 </text:p>
        </text:list-item>
        <text:list-item>
          <text:p text:style-name="P32">$78.92 </text:p>
        </text:list-item>
        <text:list-item>
          <text:p text:style-name="P32">$38.53 </text:p>
        </text:list-item>
        <text:list-item>
          <text:p text:style-name="P32">$43.04 </text:p>
        </text:list-item>
        <text:list-item>
          <text:p text:style-name="P32">$30.91 </text:p>
        </text:list-item>
        <text:list-item>
          <text:p text:style-name="P32">$46.45 </text:p>
        </text:list-item>
        <text:list-item>
          <text:p text:style-name="P32">$20.52 </text:p>
        </text:list-item>
        <text:list-item>
          <text:p text:style-name="P32">$34.18</text:p>
        </text:list-item>
      </text:list>
      <text:p text:style-name="P4"/>
      <text:p text:style-name="P4">Worksheet 13-2 </text:p>
      <text:list xml:id="list1257301305" text:style-name="L17">
        <text:list-item>
          <text:p text:style-name="P33"><text:soft-page-break/>$83.21 </text:p>
        </text:list-item>
        <text:list-item>
          <text:p text:style-name="P33">$38.69 </text:p>
        </text:list-item>
        <text:list-item>
          <text:p text:style-name="P33">$29.95 </text:p>
        </text:list-item>
        <text:list-item>
          <text:p text:style-name="P33">$21.19 </text:p>
        </text:list-item>
        <text:list-item>
          <text:p text:style-name="P33">$25.03 </text:p>
        </text:list-item>
        <text:list-item>
          <text:p text:style-name="P33">$56.51 </text:p>
        </text:list-item>
        <text:list-item>
          <text:p text:style-name="P33">$19.92 </text:p>
        </text:list-item>
        <text:list-item>
          <text:p text:style-name="P33">$38.12 </text:p>
        </text:list-item>
        <text:list-item>
          <text:p text:style-name="P33">$27.41 </text:p>
        </text:list-item>
        <text:list-item>
          <text:p text:style-name="P33">$13.98</text:p>
        </text:list-item>
      </text:list>
      <text:p text:style-name="P4"/>
      <text:p text:style-name="P4">Worksheet 13-3</text:p>
      <text:list xml:id="list945824559" text:style-name="L18">
        <text:list-item>
          <text:p text:style-name="P34">$34.49</text:p>
        </text:list-item>
        <text:list-item>
          <text:p text:style-name="P34">$32.76</text:p>
        </text:list-item>
        <text:list-item>
          <text:p text:style-name="P34">$14.55</text:p>
        </text:list-item>
        <text:list-item>
          <text:p text:style-name="P34">$17.50</text:p>
        </text:list-item>
        <text:list-item>
          <text:p text:style-name="P34">$96.92</text:p>
        </text:list-item>
        <text:list-item>
          <text:p text:style-name="P34">$71.95</text:p>
        </text:list-item>
        <text:list-item>
          <text:p text:style-name="P34">$39.71</text:p>
        </text:list-item>
        <text:list-item>
          <text:p text:style-name="P34">$34.35</text:p>
        </text:list-item>
        <text:list-item>
          <text:p text:style-name="P34">$21.76</text:p>
        </text:list-item>
        <text:list-item>
          <text:p text:style-name="P34">$194.50</text:p>
        </text:list-item>
      </text:list>
      <text:p text:style-name="P4"/>
      <text:p text:style-name="P4">Worksheet 13-4</text:p>
      <text:list xml:id="list429657390" text:style-name="L19">
        <text:list-item>
          <text:p text:style-name="P35">$36.23</text:p>
        </text:list-item>
        <text:list-item>
          <text:p text:style-name="P35">$17.18 or $17.29</text:p>
        </text:list-item>
        <text:list-item>
          <text:p text:style-name="P35">$110.15</text:p>
        </text:list-item>
        <text:list-item>
          <text:p text:style-name="P35">$23.79</text:p>
        </text:list-item>
        <text:list-item>
          <text:p text:style-name="P35">$14.03</text:p>
        </text:list-item>
        <text:list-item>
          <text:p text:style-name="P35">$23.27</text:p>
        </text:list-item>
        <text:list-item>
          <text:p text:style-name="P35">$20.83</text:p>
        </text:list-item>
        <text:list-item>
          <text:p text:style-name="P35">$21.83</text:p>
        </text:list-item>
        <text:list-item>
          <text:p text:style-name="P35">$11.23</text:p>
        </text:list-item>
        <text:list-item>
          <text:p text:style-name="P35">$20.93</text:p>
        </text:list-item>
      </text:list>
      <text:p text:style-name="P4"/>
      <text:p text:style-name="P3">Chapter 14 - Pharmacy Business Math</text:p>
      <text:p text:style-name="P4"/>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text:soft-page-break/>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p text:style-name="P9"/>
      <text:p text:style-name="P4">Worksheet 14-2</text:p>
      <text:list xml:id="list1689267965" text:style-name="L20">
        <text:list-item>
          <text:p text:style-name="P36">5 boxes</text:p>
        </text:list-item>
        <text:list-item>
          <text:p text:style-name="P36">0 bottles</text:p>
        </text:list-item>
        <text:list-item>
          <text:p text:style-name="P36">1 bottle</text:p>
        </text:list-item>
        <text:list-item>
          <text:p text:style-name="P36">41 bottles</text:p>
        </text:list-item>
        <text:list-item>
          <text:p text:style-name="P36">0 bottles</text:p>
        </text:list-item>
        <text:list-item>
          <text:p text:style-name="P36">5 bottles</text:p>
        </text:list-item>
        <text:list-item>
          <text:p text:style-name="P36">0 bottle</text:p>
        </text:list-item>
        <text:list-item>
          <text:p text:style-name="P36">3 bottles</text:p>
        </text:list-item>
        <text:list-item>
          <text:p text:style-name="P36">6 bottles</text:p>
        </text:list-item>
        <text:list-item>
          <text:p text:style-name="P36">7 bottles</text:p>
        </text:list-item>
        <text:list-item>
          <text:p text:style-name="P36">4 bottles</text:p>
        </text:list-item>
        <text:list-item>
          <text:p text:style-name="P36">6 bottles</text:p>
        </text:list-item>
        <text:list-item>
          <text:p text:style-name="P36">0 bottles</text:p>
        </text:list-item>
        <text:list-item>
          <text:p text:style-name="P36">6 bottles</text:p>
        </text:list-item>
        <text:list-item>
          <text:p text:style-name="P36">0 bottles</text:p>
        </text:list-item>
        <text:list-item>
          <text:p text:style-name="P36">11.5 turnovers annually</text:p>
        </text:list-item>
        <text:list-item>
          <text:p text:style-name="P36">12 turnovers annually</text:p>
        </text:list-item>
        <text:list-item>
          <text:p text:style-name="P36">12.5 turnovers annually</text:p>
        </text:list-item>
        <text:list-item>
          <text:p text:style-name="P36">31.65 days' supply inventory; $11,945.15 below budget</text:p>
        </text:list-item>
        <text:list-item>
          <text:p text:style-name="P47"><text:span text:style-name="T1">30.33 days' supply inventory; </text:span><text:span text:style-name="T1">$2,061.74 over budget</text:span></text:p>
        </text:list-item>
        <text:list-item>
          <text:p text:style-name="P47"><text:span text:style-name="T1">29.12 days' supply inventory; </text:span><text:span text:style-name="T1">$13,838.86 over budget</text:span></text:p>
        </text:list-item>
        <text:list-item>
          <text:p text:style-name="P36">Most pharmacies use wholesalers to simplify their ordering process.</text:p>
        </text:list-item>
        <text:list-item>
          <text:p text:style-name="P36">Schedule III – V medications may be ordered with the rest of the pharmacy's drug ordered.</text:p>
        </text:list-item>
        <text:list-item>
          <text:p text:style-name="P36">Schedule II medications are ordered via a DEA 222 order form using either a triplicate paper form, or through CSOS enabled software.</text:p>
        </text:list-item>
        <text:list-item>
          <text:p text:style-name="P36">The pharmacist and the vendor should be notified immediately.</text:p>
        </text:list-item>
        <text:list-item>
          <text:p text:style-name="P36">Pharmacists are required to check in controlled substances, although a technician may do so under the direct supervision of a pharmacist.</text:p>
        </text:list-item>
      </text:list>
      <text:p text:style-name="P4"/>
      <text:p text:style-name="P4"><text:soft-page-break/>Worksheet 14-3</text:p>
      <text:list xml:id="list34295095" text:style-name="L21">
        <text:list-item>
          <text:p text:style-name="P37">Environmental considerations include proper temperature, ventilation, humidity, light and sanitation.</text:p>
        </text:list-item>
        <text:list-item>
          <text:p text:style-name="P37">Freezer: -25° to -10° C (-13° to 14° F); Refrigerator: 2° to 8° C (36° to 46° F); Controlled room temperature: 15° to 30° C (59° to 86° F)</text:p>
        </text:list-item>
        <text:list-item>
          <text:p text:style-name="P37">More than 200 medications are considered light sensitive.</text:p>
        </text:list-item>
        <text:list-item>
          <text:p text:style-name="P37">It breaks down into cyanide.</text:p>
        </text:list-item>
        <text:list-item>
          <text:p text:style-name="P37">The state board of pharmacy sets sanitation standards.</text:p>
        </text:list-item>
        <text:list-item>
          <text:p text:style-name="P37">A legend drug is a medication that requires a prescription and only “authorized personnel” should have access to it.</text:p>
        </text:list-item>
        <text:list-item>
          <text:p text:style-name="P37">Schedule III – V medications must either be stored in a secured vault or be distributed throughout the pharmacy stock.</text:p>
        </text:list-item>
        <text:list-item>
          <text:p text:style-name="P37">Schedule II medications must also <text:s/>either be stored in a secured vault or be distributed throughout the pharmacy stock; although, some states specifically require Schedule II medications to be stored in a secured vault.</text:p>
        </text:list-item>
        <text:list-item>
          <text:p text:style-name="P37">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7">10/31/2020</text:p>
        </text:list-item>
      </text:list>
      <text:p text:style-name="P5"/>
      <text:p text:style-name="P5">Worksheet 14-4</text:p>
      <text:list xml:id="list1719405915" text:style-name="L22">
        <text:list-item>
          <text:p text:style-name="P38">$14.97</text:p>
        </text:list-item>
        <text:list-item>
          <text:p text:style-name="P38">$37.41</text:p>
        </text:list-item>
        <text:list-item>
          <text:p text:style-name="P38">$105.60</text:p>
        </text:list-item>
        <text:list-item>
          <text:p text:style-name="P38">$269.70</text:p>
        </text:list-item>
        <text:list-item>
          <text:p text:style-name="P38">$361.41</text:p>
        </text:list-item>
        <text:list-item>
          <text:p text:style-name="P38">$82.50</text:p>
        </text:list-item>
        <text:list-item>
          <text:p text:style-name="P38">$205.50</text:p>
        </text:list-item>
        <text:list-item>
          <text:p text:style-name="P38">$460.50</text:p>
        </text:list-item>
        <text:list-item>
          <text:p text:style-name="P38">$201.36</text:p>
        </text:list-item>
        <text:list-item>
          <text:p text:style-name="P38">$381.90</text:p>
        </text:list-item>
        <text:list-item>
          <text:p text:style-name="P38">$44.63</text:p>
        </text:list-item>
        <text:list-item>
          <text:p text:style-name="P38">$207.73</text:p>
        </text:list-item>
        <text:list-item>
          <text:p text:style-name="P38">$341.60</text:p>
        </text:list-item>
        <text:list-item>
          <text:p text:style-name="P38">$284.38</text:p>
        </text:list-item>
        <text:list-item>
          <text:p text:style-name="P38">$330.66</text:p>
        </text:list-item>
        <text:list-item>
          <text:p text:style-name="P38">$236.60</text:p>
        </text:list-item>
        <text:list-item>
          <text:p text:style-name="P38">$348.97</text:p>
        </text:list-item>
        <text:list-item>
          <text:p text:style-name="P38">$362.83</text:p>
        </text:list-item>
        <text:list-item>
          <text:p text:style-name="P38">$370.39</text:p>
        </text:list-item>
        <text:list-item>
          <text:p text:style-name="P38">$826.88</text:p>
        </text:list-item>
        <text:list-item>
          <text:p text:style-name="P38">$18.50</text:p>
        </text:list-item>
        <text:list-item>
          <text:p text:style-name="P38">$25.25</text:p>
        </text:list-item>
        <text:list-item>
          <text:p text:style-name="P38">$18.50</text:p>
        </text:list-item>
        <text:list-item>
          <text:p text:style-name="P38">$153.50</text:p>
        </text:list-item>
        <text:list-item>
          <text:p text:style-name="P38">$9.50</text:p>
        </text:list-item>
        <text:list-item>
          <text:p text:style-name="P38"><text:soft-page-break/>$14.22</text:p>
        </text:list-item>
        <text:list-item>
          <text:p text:style-name="P38">$35.54</text:p>
        </text:list-item>
        <text:list-item>
          <text:p text:style-name="P38">$100.32</text:p>
        </text:list-item>
        <text:list-item>
          <text:p text:style-name="P38">$256.22</text:p>
        </text:list-item>
        <text:list-item>
          <text:p text:style-name="P38">$343.34</text:p>
        </text:list-item>
        <text:list-item>
          <text:p text:style-name="P38">$78.38</text:p>
        </text:list-item>
        <text:list-item>
          <text:p text:style-name="P38">$195.23</text:p>
        </text:list-item>
        <text:list-item>
          <text:p text:style-name="P38">$437.48</text:p>
        </text:list-item>
        <text:list-item>
          <text:p text:style-name="P38">$191.29</text:p>
        </text:list-item>
        <text:list-item>
          <text:p text:style-name="P38">$362.81</text:p>
        </text:list-item>
        <text:list-item>
          <text:p text:style-name="P38">$40.17</text:p>
        </text:list-item>
        <text:list-item>
          <text:p text:style-name="P38">$186.96</text:p>
        </text:list-item>
        <text:list-item>
          <text:p text:style-name="P38">$307.44</text:p>
        </text:list-item>
        <text:list-item>
          <text:p text:style-name="P38">$255.94</text:p>
        </text:list-item>
        <text:list-item>
          <text:p text:style-name="P38">$297.59</text:p>
        </text:list-item>
        <text:list-item>
          <text:p text:style-name="P38">$212.94</text:p>
        </text:list-item>
        <text:list-item>
          <text:p text:style-name="P38">$314.07</text:p>
        </text:list-item>
        <text:list-item>
          <text:p text:style-name="P38">$326.55</text:p>
        </text:list-item>
        <text:list-item>
          <text:p text:style-name="P38">$333.35</text:p>
        </text:list-item>
        <text:list-item>
          <text:p text:style-name="P38">$744.19</text:p>
        </text:list-item>
        <text:list-item>
          <text:p text:style-name="P38">20%</text:p>
        </text:list-item>
        <text:list-item>
          <text:p text:style-name="P38">$16.99</text:p>
        </text:list-item>
        <text:list-item>
          <text:p text:style-name="P38">3<draw:frame draw:style-name="fr1" draw:name="Object81" text:anchor-type="as-char" svg:width="0.1984in" svg:height="0.3929in" draw:z-index="35"><draw:object xlink:href="./Object 81" xlink:type="simple" xlink:show="embed" xlink:actuate="onLoad"/><draw:image xlink:href="./ObjectReplacements/Object 81" xlink:type="simple" xlink:show="embed" xlink:actuate="onLoad"/></draw:frame>%</text:p>
        </text:list-item>
        <text:list-item>
          <text:p text:style-name="P38">$5,225</text:p>
        </text:list-item>
        <text:list-item>
          <text:p text:style-name="P38">$7.64</text:p>
        </text:list-item>
        <text:list-item>
          <text:p text:style-name="P38">$16,200</text:p>
        </text:list-item>
      </text:list>
      <text:p text:style-name="P5"/>
      <text:p text:style-name="P5">Worksheet 14-5</text:p>
      <text:list xml:id="list1467768473" text:style-name="L23">
        <text:list-item>
          <text:p text:style-name="P39">$18.95 gross profit; $13.95net profit</text:p>
        </text:list-item>
        <text:list-item>
          <text:p text:style-name="P39">$23.63 gross profit; $18.63 net profit</text:p>
        </text:list-item>
        <text:list-item>
          <text:p text:style-name="P39">$6.45 gross profit; $1.45 net profit</text:p>
        </text:list-item>
        <text:list-item>
          <text:p text:style-name="P39">$41.03 gross profit; $36.03 net profit</text:p>
        </text:list-item>
        <text:list-item>
          <text:p text:style-name="P39">$8.83 gross profit; $3.83 net profit</text:p>
        </text:list-item>
        <text:list-item>
          <text:p text:style-name="P39">$7.53 gross profit; $2.53 net profit</text:p>
        </text:list-item>
        <text:list-item>
          <text:p text:style-name="P39">$24.01 gross profit; $19.01 net profit</text:p>
        </text:list-item>
        <text:list-item>
          <text:p text:style-name="P39">$5.44 gross profit; $0.44 net profit</text:p>
        </text:list-item>
        <text:list-item>
          <text:p text:style-name="P39">$80.33 gross profit; $75.33 net profit</text:p>
        </text:list-item>
        <text:list-item>
          <text:p text:style-name="P39">$102.22 gross profit; $97.22 net profit</text:p>
        </text:list-item>
        <text:list-item>
          <text:p text:style-name="P39">$103.43 gross profit; $98.43 net profit</text:p>
        </text:list-item>
        <text:list-item>
          <text:p text:style-name="P39">$44.12 gross profit; $39.12 net profit</text:p>
        </text:list-item>
        <text:list-item>
          <text:p text:style-name="P39">$29.15 gross profit; $24.15 net profit</text:p>
        </text:list-item>
        <text:list-item>
          <text:p text:style-name="P39">$11.77 gross profit; $6.77 net profit</text:p>
        </text:list-item>
        <text:list-item>
          <text:p text:style-name="P39">$106.06 gross profit; $101.06 net profit</text:p>
        </text:list-item>
        <text:list-item>
          <text:p text:style-name="P39">$4.92 gross profit; $0.08 net loss</text:p>
        </text:list-item>
        <text:list-item>
          <text:p text:style-name="P39">$9.43 gross profit; $4.43 net profit</text:p>
        </text:list-item>
        <text:list-item>
          <text:p text:style-name="P39">$27.17 gross profit; $22.17 net profit</text:p>
        </text:list-item>
        <text:list-item>
          <text:p text:style-name="P39"><text:soft-page-break/>$4.26 gross profit; $0.74 net loss</text:p>
        </text:list-item>
        <text:list-item>
          <text:p text:style-name="P39">$3.97 gross profit; $1.03 net loss</text:p>
        </text:list-item>
        <text:list-item>
          <text:p text:style-name="P39">$18.95 gross profit; $13.95 net profit</text:p>
        </text:list-item>
        <text:list-item>
          <text:p text:style-name="P39">$23.63 gross profit; $18.63 net profit</text:p>
        </text:list-item>
        <text:list-item>
          <text:p text:style-name="P39">$6.45 gross profit; $2.95 net profit</text:p>
        </text:list-item>
        <text:list-item>
          <text:p text:style-name="P39">$41.03 gross profit; $33.53 net profit</text:p>
        </text:list-item>
        <text:list-item>
          <text:p text:style-name="P39">$8.83 gross profit; $5.33 net profit</text:p>
        </text:list-item>
        <text:list-item>
          <text:p text:style-name="P39">$7.53 gross profit; $4.03 net profit</text:p>
        </text:list-item>
        <text:list-item>
          <text:p text:style-name="P39">$24.01 gross profit; $19.01 net profit</text:p>
        </text:list-item>
        <text:list-item>
          <text:p text:style-name="P39">$5.44 gross profit; $1.94 net profit</text:p>
        </text:list-item>
        <text:list-item>
          <text:p text:style-name="P39">$80.33 gross profit; $72.83 net profit</text:p>
        </text:list-item>
        <text:list-item>
          <text:p text:style-name="P39">$102.22 gross profit; $94.72 net profit</text:p>
        </text:list-item>
        <text:list-item>
          <text:p text:style-name="P39">$103.43 gross profit; $95.93 net profit</text:p>
        </text:list-item>
        <text:list-item>
          <text:p text:style-name="P39">$44.12 gross profit; $36.62 net profit</text:p>
        </text:list-item>
        <text:list-item>
          <text:p text:style-name="P39">$29.15 gross profit; $24.15 net profit</text:p>
        </text:list-item>
        <text:list-item>
          <text:p text:style-name="P39">$11.77 gross profit; $8.27 net profit</text:p>
        </text:list-item>
        <text:list-item>
          <text:p text:style-name="P39">$106.06 gross profit; $98.56 net profit</text:p>
        </text:list-item>
        <text:list-item>
          <text:p text:style-name="P39">$4.92 gross profit; $1.42 net profit</text:p>
        </text:list-item>
        <text:list-item>
          <text:p text:style-name="P39">$9.43 gross profit; $5.93 net profit</text:p>
        </text:list-item>
        <text:list-item>
          <text:p text:style-name="P39">$27.17 gross profit; $22.17 net profit</text:p>
        </text:list-item>
        <text:list-item>
          <text:p text:style-name="P39">$4.26 gross profit; $0.76 net profit</text:p>
        </text:list-item>
        <text:list-item>
          <text:p text:style-name="P39">$3.97 gross profit; $0.47 net profit</text:p>
        </text:list-item>
      </text:list>
      <text:p text:style-name="P5"/>
      <text:p text:style-name="P5">Worksheet 14-6</text:p>
      <text:list xml:id="list1379348126" text:style-name="L24">
        <text:list-item>
          <text:p text:style-name="P40">$30.47</text:p>
        </text:list-item>
        <text:list-item>
          <text:p text:style-name="P40">$39.52</text:p>
        </text:list-item>
        <text:list-item>
          <text:p text:style-name="P40">$7.50</text:p>
        </text:list-item>
        <text:list-item>
          <text:p text:style-name="P40">$68.33</text:p>
        </text:list-item>
        <text:list-item>
          <text:p text:style-name="P40">$7.50</text:p>
        </text:list-item>
        <text:list-item>
          <text:p text:style-name="P40">$11.29</text:p>
        </text:list-item>
        <text:list-item>
          <text:p text:style-name="P40">$26.24</text:p>
        </text:list-item>
        <text:list-item>
          <text:p text:style-name="P40">$7.26</text:p>
        </text:list-item>
        <text:list-item>
          <text:p text:style-name="P40">$144.30</text:p>
        </text:list-item>
        <text:list-item>
          <text:p text:style-name="P40">$186.63</text:p>
        </text:list-item>
        <text:list-item>
          <text:p text:style-name="P40">$188.80</text:p>
        </text:list-item>
        <text:list-item>
          <text:p text:style-name="P40">$74.29</text:p>
        </text:list-item>
        <text:list-item>
          <text:p text:style-name="P40">$11.91</text:p>
        </text:list-item>
        <text:list-item>
          <text:p text:style-name="P40">$19.51</text:p>
        </text:list-item>
        <text:list-item>
          <text:p text:style-name="P40">$194.05</text:p>
        </text:list-item>
        <text:list-item>
          <text:p text:style-name="P40">$6.26</text:p>
        </text:list-item>
        <text:list-item>
          <text:p text:style-name="P40">$14.95</text:p>
        </text:list-item>
        <text:list-item>
          <text:p text:style-name="P40">$46.36</text:p>
        </text:list-item>
        <text:list-item>
          <text:p text:style-name="P40">$5.06</text:p>
        </text:list-item>
        <text:list-item>
          <text:p text:style-name="P40">$4.41</text:p>
        </text:list-item>
        <text:list-item>
          <text:p text:style-name="P40">Fred's Pharmacy lost $121 last month on Senile Sally.</text:p>
        </text:list-item>
        <text:list-item>
          <text:p text:style-name="P40"><text:s/></text:p>
          <text:list>
            <text:list-item>
              <text:p text:style-name="P40">$2,750.00</text:p>
            </text:list-item>
            <text:list-item>
              <text:p text:style-name="P40"><text:soft-page-break/>$847.37</text:p>
            </text:list-item>
            <text:list-item>
              <text:p text:style-name="P40">$1,902.63 profit</text:p>
            </text:list-item>
          </text:list>
        </text:list-item>
      </text:list>
      <text:p text:style-name="P2"/>
      <text:p text:style-name="P5">Worksheet 14-7</text:p>
      <table:table table:name="Table13" table:style-name="Table13">
        <table:table-column table:style-name="Table13.A" table:number-columns-repeated="5"/>
        <table:table-row>
          <table:table-cell table:style-name="Table13.A1" office:value-type="string">
            <text:p text:style-name="P12"><text:s text:c="5"/>1)</text:p>
          </table:table-cell>
          <table:table-cell table:style-name="Table13.B1" office:value-type="string">
            <text:p text:style-name="P13">Register 1</text:p>
          </table:table-cell>
          <table:table-cell table:style-name="Table13.B1" office:value-type="string">
            <text:p text:style-name="P13">Register 2</text:p>
          </table:table-cell>
          <table:table-cell table:style-name="Table13.B1" office:value-type="string">
            <text:p text:style-name="P13">Register 3</text:p>
          </table:table-cell>
          <table:table-cell table:style-name="Table13.E1" office:value-type="string">
            <text:p text:style-name="P13">Total</text:p>
          </table:table-cell>
        </table:table-row>
        <table:table-row>
          <table:table-cell table:style-name="Table13.A2" office:value-type="string">
            <text:p text:style-name="P14">+ Cash and Checks</text:p>
          </table:table-cell>
          <table:table-cell table:style-name="Table13.A2" office:value-type="string">
            <text:p text:style-name="P15">513.12</text:p>
          </table:table-cell>
          <table:table-cell table:style-name="Table13.A2" office:value-type="string">
            <text:p text:style-name="P15">---</text:p>
          </table:table-cell>
          <table:table-cell table:style-name="Table13.A2" office:value-type="string">
            <text:p text:style-name="P15">300.44</text:p>
          </table:table-cell>
          <table:table-cell table:style-name="Table13.E2" office:value-type="string">
            <text:p text:style-name="P16">813.56</text:p>
          </table:table-cell>
        </table:table-row>
        <table:table-row>
          <table:table-cell table:style-name="Table13.A2" office:value-type="string">
            <text:p text:style-name="P14">+ Bank Charges</text:p>
          </table:table-cell>
          <table:table-cell table:style-name="Table13.A2" office:value-type="string">
            <text:p text:style-name="P15">120.00</text:p>
          </table:table-cell>
          <table:table-cell table:style-name="Table13.A2" office:value-type="string">
            <text:p text:style-name="P15">90.00</text:p>
          </table:table-cell>
          <table:table-cell table:style-name="Table13.A2" office:value-type="string">
            <text:p text:style-name="P15">---</text:p>
          </table:table-cell>
          <table:table-cell table:style-name="Table13.E2" office:value-type="string">
            <text:p text:style-name="P16">210.00</text:p>
          </table:table-cell>
        </table:table-row>
        <table:table-row>
          <table:table-cell table:style-name="Table13.A2" office:value-type="string">
            <text:p text:style-name="P14">+ House Charge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52.02</text:p>
          </table:table-cell>
          <table:table-cell table:style-name="Table13.E2" office:value-type="string">
            <text:p text:style-name="P16">52.02</text:p>
          </table:table-cell>
        </table:table-row>
        <table:table-row>
          <table:table-cell table:style-name="Table13.A2" office:value-type="string">
            <text:p text:style-name="P14">+ Paid Outs</text:p>
          </table:table-cell>
          <table:table-cell table:style-name="Table13.A2" office:value-type="string">
            <text:p text:style-name="P15">---</text:p>
          </table:table-cell>
          <table:table-cell table:style-name="Table13.A2" office:value-type="string">
            <text:p text:style-name="P15">5.12</text:p>
          </table:table-cell>
          <table:table-cell table:style-name="Table13.A2" office:value-type="string">
            <text:p text:style-name="P15">---</text:p>
          </table:table-cell>
          <table:table-cell table:style-name="Table13.E2" office:value-type="string">
            <text:p text:style-name="P16">5.12</text:p>
          </table:table-cell>
        </table:table-row>
        <table:table-row>
          <table:table-cell table:style-name="Table13.A2" office:value-type="string">
            <text:p text:style-name="P14">Total</text:p>
          </table:table-cell>
          <table:table-cell table:style-name="Table13.A2" office:value-type="string">
            <text:p text:style-name="P16">633.12</text:p>
          </table:table-cell>
          <table:table-cell table:style-name="Table13.A2" office:value-type="string">
            <text:p text:style-name="P16">95.12</text:p>
          </table:table-cell>
          <table:table-cell table:style-name="Table13.A2" office:value-type="string">
            <text:p text:style-name="P16">352.46</text:p>
          </table:table-cell>
          <table:table-cell table:style-name="Table13.E6" office:value-type="string">
            <text:p text:style-name="P16">1,080.70</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 Closing Reading</text:p>
          </table:table-cell>
          <table:table-cell table:style-name="Table13.A2" office:value-type="string">
            <text:p text:style-name="P15">760.02</text:p>
          </table:table-cell>
          <table:table-cell table:style-name="Table13.A2" office:value-type="string">
            <text:p text:style-name="P15">145.12</text:p>
          </table:table-cell>
          <table:table-cell table:style-name="Table13.A2" office:value-type="string">
            <text:p text:style-name="P15">402.50</text:p>
          </table:table-cell>
          <table:table-cell table:style-name="Table13.E2" office:value-type="string">
            <text:p text:style-name="P16">1,307.64</text:p>
          </table:table-cell>
        </table:table-row>
        <table:table-row>
          <table:table-cell table:style-name="Table13.A2" office:value-type="string">
            <text:p text:style-name="P14">- Opening Reading</text:p>
          </table:table-cell>
          <table:table-cell table:style-name="Table13.A2" office:value-type="string">
            <text:p text:style-name="P15">50.00</text:p>
          </table:table-cell>
          <table:table-cell table:style-name="Table13.A2" office:value-type="string">
            <text:p text:style-name="P15">50.00</text:p>
          </table:table-cell>
          <table:table-cell table:style-name="Table13.A2" office:value-type="string">
            <text:p text:style-name="P15">50.00</text:p>
          </table:table-cell>
          <table:table-cell table:style-name="Table13.E2" office:value-type="string">
            <text:p text:style-name="P16">150.00</text:p>
          </table:table-cell>
        </table:table-row>
        <table:table-row>
          <table:table-cell table:style-name="Table13.A2" office:value-type="string">
            <text:p text:style-name="P14">= Difference</text:p>
          </table:table-cell>
          <table:table-cell table:style-name="Table13.A2" office:value-type="string">
            <text:p text:style-name="P16">710.02</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157.64</text:p>
          </table:table-cell>
        </table:table-row>
        <table:table-row>
          <table:table-cell table:style-name="Table13.A2" office:value-type="string">
            <text:p text:style-name="P14">- Coupon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Discounts</text:p>
          </table:table-cell>
          <table:table-cell table:style-name="Table13.A2" office:value-type="string">
            <text:p text:style-name="P15">8.9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8.90</text:p>
          </table:table-cell>
        </table:table-row>
        <table:table-row>
          <table:table-cell table:style-name="Table13.A2" office:value-type="string">
            <text:p text:style-name="P14">- Voids</text:p>
          </table:table-cell>
          <table:table-cell table:style-name="Table13.A2" office:value-type="string">
            <text:p text:style-name="P15">10.0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10.00</text:p>
          </table:table-cell>
        </table:table-row>
        <table:table-row>
          <table:table-cell table:style-name="Table13.A2" office:value-type="string">
            <text:p text:style-name="P14">- Refund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Over-Rings</text:p>
          </table:table-cell>
          <table:table-cell table:style-name="Table13.A2" office:value-type="string">
            <text:p text:style-name="P15">56.6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56.65</text:p>
          </table:table-cell>
        </table:table-row>
        <table:table-row>
          <table:table-cell table:style-name="Table13.A2" office:value-type="string">
            <text:p text:style-name="P14">Total</text:p>
          </table:table-cell>
          <table:table-cell table:style-name="Table13.A2" office:value-type="string">
            <text:p text:style-name="P16">634.47</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082.09</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Over + or Short -</text:p>
          </table:table-cell>
          <table:table-cell table:style-name="Table13.A2" office:value-type="string">
            <text:p text:style-name="P16">-1.35</text:p>
          </table:table-cell>
          <table:table-cell table:style-name="Table13.A2" office:value-type="string">
            <text:p text:style-name="P16">0.00</text:p>
          </table:table-cell>
          <table:table-cell table:style-name="Table13.A2" office:value-type="string">
            <text:p text:style-name="P16">-0.04</text:p>
          </table:table-cell>
          <table:table-cell table:style-name="Table13.E6" office:value-type="string">
            <text:p text:style-name="P16">-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2"><text:s text:c="5"/>2)</text:p>
          </table:table-cell>
          <table:table-cell table:style-name="Table15.B1" office:value-type="string">
            <text:p text:style-name="P13">Register 1</text:p>
          </table:table-cell>
          <table:table-cell table:style-name="Table15.B1" office:value-type="string">
            <text:p text:style-name="P13">Register 2</text:p>
          </table:table-cell>
          <table:table-cell table:style-name="Table15.B1" office:value-type="string">
            <text:p text:style-name="P13">Register 3</text:p>
          </table:table-cell>
          <table:table-cell table:style-name="Table15.E1" office:value-type="string">
            <text:p text:style-name="P13">Total</text:p>
          </table:table-cell>
        </table:table-row>
        <table:table-row>
          <table:table-cell table:style-name="Table15.A2" office:value-type="string">
            <text:p text:style-name="P14">+ Cash and Checks</text:p>
          </table:table-cell>
          <table:table-cell table:style-name="Table15.A2" office:value-type="string">
            <text:p text:style-name="P15">3,897.65</text:p>
          </table:table-cell>
          <table:table-cell table:style-name="Table15.A2" office:value-type="string">
            <text:p text:style-name="P15">12.00</text:p>
          </table:table-cell>
          <table:table-cell table:style-name="Table15.A2" office:value-type="string">
            <text:p text:style-name="P15">1,533.12</text:p>
          </table:table-cell>
          <table:table-cell table:style-name="Table15.E2" office:value-type="string">
            <text:p text:style-name="P16">5,442.77</text:p>
          </table:table-cell>
        </table:table-row>
        <table:table-row>
          <table:table-cell table:style-name="Table15.A2" office:value-type="string">
            <text:p text:style-name="P14">+ Bank Charges</text:p>
          </table:table-cell>
          <table:table-cell table:style-name="Table15.A2" office:value-type="string">
            <text:p text:style-name="P15">2,111.05</text:p>
          </table:table-cell>
          <table:table-cell table:style-name="Table15.A2" office:value-type="string">
            <text:p text:style-name="P15">96.67</text:p>
          </table:table-cell>
          <table:table-cell table:style-name="Table15.A2" office:value-type="string">
            <text:p text:style-name="P15">140.00</text:p>
          </table:table-cell>
          <table:table-cell table:style-name="Table15.E2" office:value-type="string">
            <text:p text:style-name="P16">2,347.72</text:p>
          </table:table-cell>
        </table:table-row>
        <table:table-row>
          <table:table-cell table:style-name="Table15.A2" office:value-type="string">
            <text:p text:style-name="P14">+ House Charges</text:p>
          </table:table-cell>
          <table:table-cell table:style-name="Table15.A2" office:value-type="string">
            <text:p text:style-name="P15">25.00</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25.00</text:p>
          </table:table-cell>
        </table:table-row>
        <table:table-row>
          <table:table-cell table:style-name="Table15.A2" office:value-type="string">
            <text:p text:style-name="P14">+ Paid Out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Total</text:p>
          </table:table-cell>
          <table:table-cell table:style-name="Table15.A2" office:value-type="string">
            <text:p text:style-name="P16">6,033.70</text:p>
          </table:table-cell>
          <table:table-cell table:style-name="Table15.A2" office:value-type="string">
            <text:p text:style-name="P16">108.67</text:p>
          </table:table-cell>
          <table:table-cell table:style-name="Table15.A2" office:value-type="string">
            <text:p text:style-name="P16">1,673.12</text:p>
          </table:table-cell>
          <table:table-cell table:style-name="Table15.E6" office:value-type="string">
            <text:p text:style-name="P16">7,815.49</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 Closing Reading</text:p>
          </table:table-cell>
          <table:table-cell table:style-name="Table15.A2" office:value-type="string">
            <text:p text:style-name="P15">6,121.47</text:p>
          </table:table-cell>
          <table:table-cell table:style-name="Table15.A2" office:value-type="string">
            <text:p text:style-name="P15">158.70</text:p>
          </table:table-cell>
          <table:table-cell table:style-name="Table15.A2" office:value-type="string">
            <text:p text:style-name="P15">1,800.02</text:p>
          </table:table-cell>
          <table:table-cell table:style-name="Table15.E2" office:value-type="string">
            <text:p text:style-name="P16">8,080.19</text:p>
          </table:table-cell>
        </table:table-row>
        <table:table-row>
          <table:table-cell table:style-name="Table15.A2" office:value-type="string">
            <text:p text:style-name="P14">- Opening Reading</text:p>
          </table:table-cell>
          <table:table-cell table:style-name="Table15.A2" office:value-type="string">
            <text:p text:style-name="P15">50.00</text:p>
          </table:table-cell>
          <table:table-cell table:style-name="Table15.A2" office:value-type="string">
            <text:p text:style-name="P15">50.00</text:p>
          </table:table-cell>
          <table:table-cell table:style-name="Table15.A2" office:value-type="string">
            <text:p text:style-name="P15">50.00</text:p>
          </table:table-cell>
          <table:table-cell table:style-name="Table15.E2" office:value-type="string">
            <text:p text:style-name="P16">150.00</text:p>
          </table:table-cell>
        </table:table-row>
        <table:table-row>
          <table:table-cell table:style-name="Table15.A2" office:value-type="string">
            <text:p text:style-name="P14">= Difference</text:p>
          </table:table-cell>
          <table:table-cell table:style-name="Table15.A2" office:value-type="string">
            <text:p text:style-name="P16">6,071.47</text:p>
          </table:table-cell>
          <table:table-cell table:style-name="Table15.A2" office:value-type="string">
            <text:p text:style-name="P16">108.70</text:p>
          </table:table-cell>
          <table:table-cell table:style-name="Table15.A2" office:value-type="string">
            <text:p text:style-name="P16">1,750.02</text:p>
          </table:table-cell>
          <table:table-cell table:style-name="Table15.E6" office:value-type="string">
            <text:p text:style-name="P16">7,930.19</text:p>
          </table:table-cell>
        </table:table-row>
        <table:table-row>
          <table:table-cell table:style-name="Table15.A2" office:value-type="string">
            <text:p text:style-name="P14">- Coupons</text:p>
          </table:table-cell>
          <table:table-cell table:style-name="Table15.A2" office:value-type="string">
            <text:p text:style-name="P15">14.25</text:p>
          </table:table-cell>
          <table:table-cell table:style-name="Table15.A2" office:value-type="string">
            <text:p text:style-name="P15">---</text:p>
          </table:table-cell>
          <table:table-cell table:style-name="Table15.A2" office:value-type="string">
            <text:p text:style-name="P15">1.10</text:p>
          </table:table-cell>
          <table:table-cell table:style-name="Table15.E2" office:value-type="string">
            <text:p text:style-name="P16">15.35</text:p>
          </table:table-cell>
        </table:table-row>
        <table:table-row>
          <table:table-cell table:style-name="Table15.A2" office:value-type="string">
            <text:p text:style-name="P14">- Discounts</text:p>
          </table:table-cell>
          <table:table-cell table:style-name="Table15.A2" office:value-type="string">
            <text:p text:style-name="P15">23.47</text:p>
          </table:table-cell>
          <table:table-cell table:style-name="Table15.A2" office:value-type="string">
            <text:p text:style-name="P15">---</text:p>
          </table:table-cell>
          <table:table-cell table:style-name="Table15.A2" office:value-type="string">
            <text:p text:style-name="P15">8.90</text:p>
          </table:table-cell>
          <table:table-cell table:style-name="Table15.E2" office:value-type="string">
            <text:p text:style-name="P16">32.37</text:p>
          </table:table-cell>
        </table:table-row>
        <table:table-row>
          <table:table-cell table:style-name="Table15.A2" office:value-type="string">
            <text:p text:style-name="P14">- Voi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10.00</text:p>
          </table:table-cell>
          <table:table-cell table:style-name="Table15.E2" office:value-type="string">
            <text:p text:style-name="P16">10.00</text:p>
          </table:table-cell>
        </table:table-row>
        <table:table-row>
          <table:table-cell table:style-name="Table15.A2" office:value-type="string">
            <text:p text:style-name="P14">- Refun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 Over-Ring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56.65</text:p>
          </table:table-cell>
          <table:table-cell table:style-name="Table15.E2" office:value-type="string">
            <text:p text:style-name="P16">56.65</text:p>
          </table:table-cell>
        </table:table-row>
        <text:soft-page-break/>
        <table:table-row>
          <table:table-cell table:style-name="Table15.A2" office:value-type="string">
            <text:p text:style-name="P14">Total</text:p>
          </table:table-cell>
          <table:table-cell table:style-name="Table15.A2" office:value-type="string">
            <text:p text:style-name="P16">6,033.75</text:p>
          </table:table-cell>
          <table:table-cell table:style-name="Table15.A2" office:value-type="string">
            <text:p text:style-name="P16">108.70</text:p>
          </table:table-cell>
          <table:table-cell table:style-name="Table15.A2" office:value-type="string">
            <text:p text:style-name="P16">1,673.37</text:p>
          </table:table-cell>
          <table:table-cell table:style-name="Table15.E6" office:value-type="string">
            <text:p text:style-name="P16">7,815.82</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Over + or Short -</text:p>
          </table:table-cell>
          <table:table-cell table:style-name="Table15.A2" office:value-type="string">
            <text:p text:style-name="P16">-0.05</text:p>
          </table:table-cell>
          <table:table-cell table:style-name="Table15.A2" office:value-type="string">
            <text:p text:style-name="P16">-0.03</text:p>
          </table:table-cell>
          <table:table-cell table:style-name="Table15.A2" office:value-type="string">
            <text:p text:style-name="P16">-0.25</text:p>
          </table:table-cell>
          <table:table-cell table:style-name="Table15.E6" office:value-type="string">
            <text:p text:style-name="P16">-0.33</text:p>
          </table:table-cell>
        </table:table-row>
      </table:table>
      <text:p text:style-name="P5"/>
      <table:table table:name="Table16" table:style-name="Table16">
        <table:table-column table:style-name="Table16.A" table:number-columns-repeated="5"/>
        <table:table-row>
          <table:table-cell table:style-name="Table16.A1" office:value-type="string">
            <text:p text:style-name="P17"><text:s text:c="5"/>3)</text:p>
          </table:table-cell>
          <table:table-cell table:style-name="Table16.B1" office:value-type="string">
            <text:p text:style-name="P13">Register 1</text:p>
          </table:table-cell>
          <table:table-cell table:style-name="Table16.B1" office:value-type="string">
            <text:p text:style-name="P13">Register 2</text:p>
          </table:table-cell>
          <table:table-cell table:style-name="Table16.B1" office:value-type="string">
            <text:p text:style-name="P13">Register 3</text:p>
          </table:table-cell>
          <table:table-cell table:style-name="Table16.E1" office:value-type="string">
            <text:p text:style-name="P13">Total</text:p>
          </table:table-cell>
        </table:table-row>
        <table:table-row>
          <table:table-cell table:style-name="Table16.A2" office:value-type="string">
            <text:p text:style-name="P14">+ Cash and Checks</text:p>
          </table:table-cell>
          <table:table-cell table:style-name="Table16.A2" office:value-type="string">
            <text:p text:style-name="P15">1,713.12</text:p>
          </table:table-cell>
          <table:table-cell table:style-name="Table16.A2" office:value-type="string">
            <text:p text:style-name="P15">45.12</text:p>
          </table:table-cell>
          <table:table-cell table:style-name="Table16.A2" office:value-type="string">
            <text:p text:style-name="P15">2,002.18</text:p>
          </table:table-cell>
          <table:table-cell table:style-name="Table16.E2" office:value-type="string">
            <text:p text:style-name="P16">3,760.42</text:p>
          </table:table-cell>
        </table:table-row>
        <table:table-row>
          <table:table-cell table:style-name="Table16.A2" office:value-type="string">
            <text:p text:style-name="P14">+ Bank Charges</text:p>
          </table:table-cell>
          <table:table-cell table:style-name="Table16.A2" office:value-type="string">
            <text:p text:style-name="P15">240.00</text:p>
          </table:table-cell>
          <table:table-cell table:style-name="Table16.A2" office:value-type="string">
            <text:p text:style-name="P15">20.00</text:p>
          </table:table-cell>
          <table:table-cell table:style-name="Table16.A2" office:value-type="string">
            <text:p text:style-name="P15">350.44</text:p>
          </table:table-cell>
          <table:table-cell table:style-name="Table16.E2" office:value-type="string">
            <text:p text:style-name="P16">610.44</text:p>
          </table:table-cell>
        </table:table-row>
        <table:table-row>
          <table:table-cell table:style-name="Table16.A2" office:value-type="string">
            <text:p text:style-name="P14">+ House Charge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0.00</text:p>
          </table:table-cell>
        </table:table-row>
        <table:table-row>
          <table:table-cell table:style-name="Table16.A2" office:value-type="string">
            <text:p text:style-name="P14">+ Paid Out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2</text:p>
          </table:table-cell>
          <table:table-cell table:style-name="Table16.A2" office:value-type="string">
            <text:p text:style-name="P16">65.12</text:p>
          </table:table-cell>
          <table:table-cell table:style-name="Table16.A2" office:value-type="string">
            <text:p text:style-name="P16">2,362.62</text:p>
          </table:table-cell>
          <table:table-cell table:style-name="Table16.E6" office:value-type="string">
            <text:p text:style-name="P16">4,380.86</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 Closing Reading</text:p>
          </table:table-cell>
          <table:table-cell table:style-name="Table16.A2" office:value-type="string">
            <text:p text:style-name="P15">2,172.67</text:p>
          </table:table-cell>
          <table:table-cell table:style-name="Table16.A2" office:value-type="string">
            <text:p text:style-name="P15">115.12</text:p>
          </table:table-cell>
          <table:table-cell table:style-name="Table16.A2" office:value-type="string">
            <text:p text:style-name="P15">2,429.66</text:p>
          </table:table-cell>
          <table:table-cell table:style-name="Table16.E2" office:value-type="string">
            <text:p text:style-name="P16">4,717.45</text:p>
          </table:table-cell>
        </table:table-row>
        <table:table-row>
          <table:table-cell table:style-name="Table16.A2" office:value-type="string">
            <text:p text:style-name="P14">- Opening Reading</text:p>
          </table:table-cell>
          <table:table-cell table:style-name="Table16.A2" office:value-type="string">
            <text:p text:style-name="P15">50.00</text:p>
          </table:table-cell>
          <table:table-cell table:style-name="Table16.A2" office:value-type="string">
            <text:p text:style-name="P15">50.00</text:p>
          </table:table-cell>
          <table:table-cell table:style-name="Table16.A2" office:value-type="string">
            <text:p text:style-name="P15">50.00</text:p>
          </table:table-cell>
          <table:table-cell table:style-name="Table16.E2" office:value-type="string">
            <text:p text:style-name="P16">150.00</text:p>
          </table:table-cell>
        </table:table-row>
        <table:table-row>
          <table:table-cell table:style-name="Table16.A2" office:value-type="string">
            <text:p text:style-name="P14">= Difference</text:p>
          </table:table-cell>
          <table:table-cell table:style-name="Table16.A2" office:value-type="string">
            <text:p text:style-name="P16">2,122.67</text:p>
          </table:table-cell>
          <table:table-cell table:style-name="Table16.A2" office:value-type="string">
            <text:p text:style-name="P16">65.12</text:p>
          </table:table-cell>
          <table:table-cell table:style-name="Table16.A2" office:value-type="string">
            <text:p text:style-name="P16">2,379.66</text:p>
          </table:table-cell>
          <table:table-cell table:style-name="Table16.E6" office:value-type="string">
            <text:p text:style-name="P16">4,567.45</text:p>
          </table:table-cell>
        </table:table-row>
        <table:table-row>
          <table:table-cell table:style-name="Table16.A2" office:value-type="string">
            <text:p text:style-name="P14">- Coupon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7.00</text:p>
          </table:table-cell>
          <table:table-cell table:style-name="Table16.E2" office:value-type="string">
            <text:p text:style-name="P16">7.00</text:p>
          </table:table-cell>
        </table:table-row>
        <table:table-row>
          <table:table-cell table:style-name="Table16.A2" office:value-type="string">
            <text:p text:style-name="P14">- Discounts</text:p>
          </table:table-cell>
          <table:table-cell table:style-name="Table16.A2" office:value-type="string">
            <text:p text:style-name="P15">130.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30.00</text:p>
          </table:table-cell>
        </table:table-row>
        <table:table-row>
          <table:table-cell table:style-name="Table16.A2" office:value-type="string">
            <text:p text:style-name="P14">- Voids</text:p>
          </table:table-cell>
          <table:table-cell table:style-name="Table16.A2" office:value-type="string">
            <text:p text:style-name="P15">27.5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27.50</text:p>
          </table:table-cell>
        </table:table-row>
        <table:table-row>
          <table:table-cell table:style-name="Table16.A2" office:value-type="string">
            <text:p text:style-name="P14">- Refunds</text:p>
          </table:table-cell>
          <table:table-cell table:style-name="Table16.A2" office:value-type="string">
            <text:p text:style-name="P15">12.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2.00</text:p>
          </table:table-cell>
        </table:table-row>
        <table:table-row>
          <table:table-cell table:style-name="Table16.A2" office:value-type="string">
            <text:p text:style-name="P14">- Over-Ring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7</text:p>
          </table:table-cell>
          <table:table-cell table:style-name="Table16.A2" office:value-type="string">
            <text:p text:style-name="P16">65.12</text:p>
          </table:table-cell>
          <table:table-cell table:style-name="Table16.A2" office:value-type="string">
            <text:p text:style-name="P16">2,362.66</text:p>
          </table:table-cell>
          <table:table-cell table:style-name="Table16.E6" office:value-type="string">
            <text:p text:style-name="P16">4,380.95</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Over + or Short -</text:p>
          </table:table-cell>
          <table:table-cell table:style-name="Table16.A2" office:value-type="string">
            <text:p text:style-name="P16">-0.05</text:p>
          </table:table-cell>
          <table:table-cell table:style-name="Table16.A2" office:value-type="string">
            <text:p text:style-name="P16">0.00</text:p>
          </table:table-cell>
          <table:table-cell table:style-name="Table16.A2" office:value-type="string">
            <text:p text:style-name="P16">-0.04</text:p>
          </table:table-cell>
          <table:table-cell table:style-name="Table16.E6" office:value-type="string">
            <text:p text:style-name="P16">-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2"><text:s text:c="5"/>4)</text:p>
          </table:table-cell>
          <table:table-cell table:style-name="Table14.B1" office:value-type="string">
            <text:p text:style-name="P13">Register 1</text:p>
          </table:table-cell>
          <table:table-cell table:style-name="Table14.B1" office:value-type="string">
            <text:p text:style-name="P13">Register 2</text:p>
          </table:table-cell>
          <table:table-cell table:style-name="Table14.B1" office:value-type="string">
            <text:p text:style-name="P13">Register 3</text:p>
          </table:table-cell>
          <table:table-cell table:style-name="Table14.E1" office:value-type="string">
            <text:p text:style-name="P13">Total</text:p>
          </table:table-cell>
        </table:table-row>
        <table:table-row>
          <table:table-cell table:style-name="Table14.A2" office:value-type="string">
            <text:p text:style-name="P14">+ Cash and Checks</text:p>
          </table:table-cell>
          <table:table-cell table:style-name="Table14.A2" office:value-type="string">
            <text:p text:style-name="P15">1234.56</text:p>
          </table:table-cell>
          <table:table-cell table:style-name="Table14.A2" office:value-type="string">
            <text:p text:style-name="P15">789.01</text:p>
          </table:table-cell>
          <table:table-cell table:style-name="Table14.A2" office:value-type="string">
            <text:p text:style-name="P15">234.56</text:p>
          </table:table-cell>
          <table:table-cell table:style-name="Table14.E2" office:value-type="string">
            <text:p text:style-name="P16">2,258.13</text:p>
          </table:table-cell>
        </table:table-row>
        <table:table-row>
          <table:table-cell table:style-name="Table14.A2" office:value-type="string">
            <text:p text:style-name="P14">+ Bank Charges</text:p>
          </table:table-cell>
          <table:table-cell table:style-name="Table14.A2" office:value-type="string">
            <text:p text:style-name="P15">789.01</text:p>
          </table:table-cell>
          <table:table-cell table:style-name="Table14.A2" office:value-type="string">
            <text:p text:style-name="P15">234.56</text:p>
          </table:table-cell>
          <table:table-cell table:style-name="Table14.A2" office:value-type="string">
            <text:p text:style-name="P15">78.90</text:p>
          </table:table-cell>
          <table:table-cell table:style-name="Table14.E2" office:value-type="string">
            <text:p text:style-name="P16">1,102.47</text:p>
          </table:table-cell>
        </table:table-row>
        <table:table-row>
          <table:table-cell table:style-name="Table14.A2" office:value-type="string">
            <text:p text:style-name="P14">+ House Charge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25.00</text:p>
          </table:table-cell>
          <table:table-cell table:style-name="Table14.E2" office:value-type="string">
            <text:p text:style-name="P16">25.00</text:p>
          </table:table-cell>
        </table:table-row>
        <table:table-row>
          <table:table-cell table:style-name="Table14.A2" office:value-type="string">
            <text:p text:style-name="P14">+ Paid Outs</text:p>
          </table:table-cell>
          <table:table-cell table:style-name="Table14.A2" office:value-type="string">
            <text:p text:style-name="P15">20.00</text:p>
          </table:table-cell>
          <table:table-cell table:style-name="Table14.A2" office:value-type="string">
            <text:p text:style-name="P15">10.00</text:p>
          </table:table-cell>
          <table:table-cell table:style-name="Table14.A2" office:value-type="string">
            <text:p text:style-name="P15">---</text:p>
          </table:table-cell>
          <table:table-cell table:style-name="Table14.E2" office:value-type="string">
            <text:p text:style-name="P16">30.00</text:p>
          </table:table-cell>
        </table:table-row>
        <table:table-row>
          <table:table-cell table:style-name="Table14.A2" office:value-type="string">
            <text:p text:style-name="P14">Total</text:p>
          </table:table-cell>
          <table:table-cell table:style-name="Table14.A2" office:value-type="string">
            <text:p text:style-name="P16">2,043.57</text:p>
          </table:table-cell>
          <table:table-cell table:style-name="Table14.A2" office:value-type="string">
            <text:p text:style-name="P16">1,033.57</text:p>
          </table:table-cell>
          <table:table-cell table:style-name="Table14.A2" office:value-type="string">
            <text:p text:style-name="P16">338.46</text:p>
          </table:table-cell>
          <table:table-cell table:style-name="Table14.E6" office:value-type="string">
            <text:p text:style-name="P16">3,415.60</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 Closing Reading</text:p>
          </table:table-cell>
          <table:table-cell table:style-name="Table14.A2" office:value-type="string">
            <text:p text:style-name="P15">2,116.45</text:p>
          </table:table-cell>
          <table:table-cell table:style-name="Table14.A2" office:value-type="string">
            <text:p text:style-name="P15">1,091.03</text:p>
          </table:table-cell>
          <table:table-cell table:style-name="Table14.A2" office:value-type="string">
            <text:p text:style-name="P15">390.43</text:p>
          </table:table-cell>
          <table:table-cell table:style-name="Table14.E2" office:value-type="string">
            <text:p text:style-name="P16">3597.91</text:p>
          </table:table-cell>
        </table:table-row>
        <table:table-row>
          <table:table-cell table:style-name="Table14.A2" office:value-type="string">
            <text:p text:style-name="P14">- Opening Reading</text:p>
          </table:table-cell>
          <table:table-cell table:style-name="Table14.A2" office:value-type="string">
            <text:p text:style-name="P15">50.00</text:p>
          </table:table-cell>
          <table:table-cell table:style-name="Table14.A2" office:value-type="string">
            <text:p text:style-name="P15">50.00</text:p>
          </table:table-cell>
          <table:table-cell table:style-name="Table14.A2" office:value-type="string">
            <text:p text:style-name="P15">50.00</text:p>
          </table:table-cell>
          <table:table-cell table:style-name="Table14.E2" office:value-type="string">
            <text:p text:style-name="P16">150.00</text:p>
          </table:table-cell>
        </table:table-row>
        <table:table-row>
          <table:table-cell table:style-name="Table14.A2" office:value-type="string">
            <text:p text:style-name="P14">= Difference</text:p>
          </table:table-cell>
          <table:table-cell table:style-name="Table14.A2" office:value-type="string">
            <text:p text:style-name="P16">2,066.45</text:p>
          </table:table-cell>
          <table:table-cell table:style-name="Table14.A2" office:value-type="string">
            <text:p text:style-name="P16">1,041.03</text:p>
          </table:table-cell>
          <table:table-cell table:style-name="Table14.A2" office:value-type="string">
            <text:p text:style-name="P16">340.43</text:p>
          </table:table-cell>
          <table:table-cell table:style-name="Table14.E6" office:value-type="string">
            <text:p text:style-name="P16">3,447.91</text:p>
          </table:table-cell>
        </table:table-row>
        <table:table-row>
          <table:table-cell table:style-name="Table14.A2" office:value-type="string">
            <text:p text:style-name="P14">- Coupons</text:p>
          </table:table-cell>
          <table:table-cell table:style-name="Table14.A2" office:value-type="string">
            <text:p text:style-name="P15">2.50</text:p>
          </table:table-cell>
          <table:table-cell table:style-name="Table14.A2" office:value-type="string">
            <text:p text:style-name="P15">1.75</text:p>
          </table:table-cell>
          <table:table-cell table:style-name="Table14.A2" office:value-type="string">
            <text:p text:style-name="P15">---</text:p>
          </table:table-cell>
          <table:table-cell table:style-name="Table14.E2" office:value-type="string">
            <text:p text:style-name="P16">4.25</text:p>
          </table:table-cell>
        </table:table-row>
        <table:table-row>
          <table:table-cell table:style-name="Table14.A2" office:value-type="string">
            <text:p text:style-name="P14">- Discounts</text:p>
          </table:table-cell>
          <table:table-cell table:style-name="Table14.A2" office:value-type="string">
            <text:p text:style-name="P15">12.34</text:p>
          </table:table-cell>
          <table:table-cell table:style-name="Table14.A2" office:value-type="string">
            <text:p text:style-name="P15">5.67</text:p>
          </table:table-cell>
          <table:table-cell table:style-name="Table14.A2" office:value-type="string">
            <text:p text:style-name="P15">---</text:p>
          </table:table-cell>
          <table:table-cell table:style-name="Table14.E2" office:value-type="string">
            <text:p text:style-name="P16">18.01</text:p>
          </table:table-cell>
        </table:table-row>
        <table:table-row>
          <table:table-cell table:style-name="Table14.A2" office:value-type="string">
            <text:p text:style-name="P14">- Void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 Refunds</text:p>
          </table:table-cell>
          <table:table-cell table:style-name="Table14.A2" office:value-type="string">
            <text:p text:style-name="P15">8.00</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8.00</text:p>
          </table:table-cell>
        </table:table-row>
        <table:table-row>
          <table:table-cell table:style-name="Table14.A2" office:value-type="string">
            <text:p text:style-name="P14">- Over-Ring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ext:soft-page-break/>
        <table:table-row>
          <table:table-cell table:style-name="Table14.A2" office:value-type="string">
            <text:p text:style-name="P14">Total</text:p>
          </table:table-cell>
          <table:table-cell table:style-name="Table14.A2" office:value-type="string">
            <text:p text:style-name="P16">2,043.61</text:p>
          </table:table-cell>
          <table:table-cell table:style-name="Table14.A2" office:value-type="string">
            <text:p text:style-name="P16">1,033.61</text:p>
          </table:table-cell>
          <table:table-cell table:style-name="Table14.A2" office:value-type="string">
            <text:p text:style-name="P16">340.43</text:p>
          </table:table-cell>
          <table:table-cell table:style-name="Table14.E6" office:value-type="string">
            <text:p text:style-name="P16">3,417.65</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Over + or Short -</text:p>
          </table:table-cell>
          <table:table-cell table:style-name="Table14.A2" office:value-type="string">
            <text:p text:style-name="P16">-0.04</text:p>
          </table:table-cell>
          <table:table-cell table:style-name="Table14.A2" office:value-type="string">
            <text:p text:style-name="P16">-0.04</text:p>
          </table:table-cell>
          <table:table-cell table:style-name="Table14.A2" office:value-type="string">
            <text:p text:style-name="P16">-1.97</text:p>
          </table:table-cell>
          <table:table-cell table:style-name="Table14.E6" office:value-type="string">
            <text:p text:style-name="P16">-2.05</text:p>
          </table:table-cell>
        </table:table-row>
      </table:table>
      <text:p text:style-name="P5"/>
      <text:p text:style-name="P5">Worksheet 14-8</text:p>
      <text:list xml:id="list266065911" text:style-name="L25">
        <text:list-item>
          <text:p text:style-name="P48">$4.13</text:p>
        </text:list-item>
        <text:list-item>
          <text:p text:style-name="P48">$3.53</text:p>
        </text:list-item>
        <text:list-item>
          <text:p text:style-name="P48">$1,026.00</text:p>
        </text:list-item>
        <text:list-item>
          <text:p text:style-name="P48">$634.00</text:p>
        </text:list-item>
      </text:list>
      <text:p text:style-name="P2"/>
      <text:p text:style-name="P2">Worksheet 14-9</text:p>
      <text:list xml:id="list1860630509" text:style-name="L26">
        <text:list-item>
          <text:p text:style-name="P49">g</text:p>
        </text:list-item>
        <text:list-item>
          <text:p text:style-name="P49">o</text:p>
        </text:list-item>
        <text:list-item>
          <text:p text:style-name="P49">u</text:p>
        </text:list-item>
        <text:list-item>
          <text:p text:style-name="P49">l</text:p>
        </text:list-item>
        <text:list-item>
          <text:p text:style-name="P49">I</text:p>
        </text:list-item>
        <text:list-item>
          <text:p text:style-name="P49">p</text:p>
        </text:list-item>
        <text:list-item>
          <text:p text:style-name="P49">q</text:p>
        </text:list-item>
        <text:list-item>
          <text:p text:style-name="P49">r</text:p>
        </text:list-item>
        <text:list-item>
          <text:p text:style-name="P49">w</text:p>
        </text:list-item>
        <text:list-item>
          <text:p text:style-name="P49">m</text:p>
        </text:list-item>
        <text:list-item>
          <text:p text:style-name="P49">n</text:p>
        </text:list-item>
        <text:list-item>
          <text:p text:style-name="P49">k</text:p>
        </text:list-item>
        <text:list-item>
          <text:p text:style-name="P49">v</text:p>
        </text:list-item>
        <text:list-item>
          <text:p text:style-name="P49">e</text:p>
        </text:list-item>
        <text:list-item>
          <text:p text:style-name="P49">t</text:p>
        </text:list-item>
        <text:list-item>
          <text:p text:style-name="P49">a</text:p>
        </text:list-item>
        <text:list-item>
          <text:p text:style-name="P49">b</text:p>
        </text:list-item>
        <text:list-item>
          <text:p text:style-name="P49">d</text:p>
        </text:list-item>
        <text:list-item>
          <text:p text:style-name="P49">h</text:p>
        </text:list-item>
        <text:list-item>
          <text:p text:style-name="P49">f</text:p>
        </text:list-item>
        <text:list-item>
          <text:p text:style-name="P49">j</text:p>
        </text:list-item>
        <text:list-item>
          <text:p text:style-name="P49">s</text:p>
        </text:list-item>
        <text:list-item>
          <text:p text:style-name="P49">c</text:p>
        </text:list-item>
        <text:list-item>
          <text:p text:style-name="P49">1</text:p>
        </text:list-item>
        <text:list-item>
          <text:p text:style-name="P49">2</text:p>
        </text:list-item>
        <text:list-item>
          <text:p text:style-name="P49">0</text:p>
        </text:list-item>
        <text:list-item>
          <text:p text:style-name="P49">3</text:p>
        </text:list-item>
        <text:list-item>
          <text:p text:style-name="P49">0</text:p>
        </text:list-item>
        <text:list-item>
          <text:p text:style-name="P49">11.5 annual turnover rate</text:p>
        </text:list-item>
        <text:list-item>
          <text:p text:style-name="P49">12 annual turnover rate</text:p>
        </text:list-item>
        <text:list-item>
          <text:p text:style-name="P49">31.65 days; $10,750.65 under budget</text:p>
        </text:list-item>
        <text:list-item>
          <text:p text:style-name="P49">30.33 days; $1,855.55 over budget</text:p>
        </text:list-item>
        <text:list-item>
          <text:p text:style-name="P49">DEA 222 form or CSOS</text:p>
        </text:list-item>
        <text:list-item>
          <text:p text:style-name="P49">On the regular warehouse order form</text:p>
        </text:list-item>
        <text:list-item>
          <text:p text:style-name="P49">Controlled substances are to be checked in by the pharmacist; a pharmacy technician may assist <text:soft-page-break/>under the direct supervision of a pharmacist.</text:p>
        </text:list-item>
        <text:list-item>
          <text:p text:style-name="P49">Under federal guidelines CIIs may be either locked in a secure vault or distributed throughout the inventory. CIII-V medications may also either be locked in a secure vault or distributed throughout the inventory.</text:p>
        </text:list-item>
        <text:list-item>
          <text:p text:style-name="P49">Temperature, ventilation, humidity, light, safety, and sanitation.</text:p>
        </text:list-item>
        <text:list-item>
          <text:p text:style-name="P49">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49"><text:span text:style-name="T2">02/28/2020 will expire first because 2020 is a leap year and therefore 02/2020 would not expire till the 29</text:span><text:span text:style-name="T8">th</text:span><text:span text:style-name="T2"> of February that year.</text:span></text:p>
        </text:list-item>
        <text:list-item>
          <text:p text:style-name="P55">40% markup</text:p>
        </text:list-item>
        <text:list-item>
          <text:p text:style-name="P55">$18.48</text:p>
        </text:list-item>
        <text:list-item>
          <text:p text:style-name="P55">3%</text:p>
        </text:list-item>
        <text:list-item>
          <text:p text:style-name="P55">$6,175.00</text:p>
        </text:list-item>
        <text:list-item>
          <text:p text:style-name="P55">$4.50</text:p>
        </text:list-item>
        <text:list-item>
          <text:p text:style-name="P55">$17,820.00</text:p>
        </text:list-item>
        <text:list-item>
          <text:p text:style-name="P55">$20.95 gross profit; $15.95 net profit</text:p>
        </text:list-item>
        <text:list-item>
          <text:p text:style-name="P55">$25.63 gross profit; $20.63 gross profit</text:p>
        </text:list-item>
        <text:list-item>
          <text:p text:style-name="P55">$7.01 gross profit; $2.01 gross profit</text:p>
        </text:list-item>
        <text:list-item>
          <text:p text:style-name="P55">$44.03 gross profit; $39.03 net profit</text:p>
        </text:list-item>
        <text:list-item>
          <text:p text:style-name="P55">$9.73 gross profit; $4.73 net profit</text:p>
        </text:list-item>
        <text:list-item>
          <text:p text:style-name="P55">$8.13 gross profit; $3.13 net profit</text:p>
        </text:list-item>
        <text:list-item>
          <text:p text:style-name="P55">$132.50</text:p>
        </text:list-item>
        <text:list-item>
          <text:p text:style-name="P55">$39.52</text:p>
        </text:list-item>
        <text:list-item>
          <text:p text:style-name="P55">$11.66</text:p>
        </text:list-item>
        <text:list-item>
          <text:p text:style-name="P55">$68.12</text:p>
        </text:list-item>
        <text:list-item>
          <text:p text:style-name="P55">$10.89</text:p>
        </text:list-item>
        <text:list-item>
          <text:p text:style-name="P55">$21.25 profit</text:p>
        </text:list-item>
        <text:list-item>
          <text:p text:style-name="P55">$1,138.25 annual depreciation</text:p>
        </text:list-item>
      </text:list>
      <table:table table:name="Table19" table:style-name="Table19">
        <table:table-column table:style-name="Table19.A" table:number-columns-repeated="5"/>
        <text:soft-page-break/>
        <table:table-row>
          <table:table-cell table:style-name="Table19.A1" office:value-type="string">
            <text:p text:style-name="P12"><text:s text:c="5"/>59)</text:p>
          </table:table-cell>
          <table:table-cell table:style-name="Table19.B1" office:value-type="string">
            <text:p text:style-name="P13">Register 1</text:p>
          </table:table-cell>
          <table:table-cell table:style-name="Table19.B1" office:value-type="string">
            <text:p text:style-name="P13">Register 2</text:p>
          </table:table-cell>
          <table:table-cell table:style-name="Table19.B1" office:value-type="string">
            <text:p text:style-name="P13">Register 3</text:p>
          </table:table-cell>
          <table:table-cell table:style-name="Table19.E1" office:value-type="string">
            <text:p text:style-name="P13">Total</text:p>
          </table:table-cell>
        </table:table-row>
        <table:table-row>
          <table:table-cell table:style-name="Table19.A2" office:value-type="string">
            <text:p text:style-name="P14">+ Cash and Checks</text:p>
          </table:table-cell>
          <table:table-cell table:style-name="Table19.A2" office:value-type="string">
            <text:p text:style-name="P15">1264.56</text:p>
          </table:table-cell>
          <table:table-cell table:style-name="Table19.A2" office:value-type="string">
            <text:p text:style-name="P15">790.01</text:p>
          </table:table-cell>
          <table:table-cell table:style-name="Table19.A2" office:value-type="string">
            <text:p text:style-name="P15">233.56</text:p>
          </table:table-cell>
          <table:table-cell table:style-name="Table19.E2" office:value-type="string">
            <text:p text:style-name="P16">2,288.13</text:p>
          </table:table-cell>
        </table:table-row>
        <table:table-row>
          <table:table-cell table:style-name="Table19.A2" office:value-type="string">
            <text:p text:style-name="P14">+ Bank Charges</text:p>
          </table:table-cell>
          <table:table-cell table:style-name="Table19.A2" office:value-type="string">
            <text:p text:style-name="P15">789.03</text:p>
          </table:table-cell>
          <table:table-cell table:style-name="Table19.A2" office:value-type="string">
            <text:p text:style-name="P15">235.56</text:p>
          </table:table-cell>
          <table:table-cell table:style-name="Table19.A2" office:value-type="string">
            <text:p text:style-name="P15">78.90</text:p>
          </table:table-cell>
          <table:table-cell table:style-name="Table19.E2" office:value-type="string">
            <text:p text:style-name="P16">1,103.49</text:p>
          </table:table-cell>
        </table:table-row>
        <table:table-row>
          <table:table-cell table:style-name="Table19.A2" office:value-type="string">
            <text:p text:style-name="P14">+ House Charge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25.00</text:p>
          </table:table-cell>
          <table:table-cell table:style-name="Table19.E2" office:value-type="string">
            <text:p text:style-name="P16">25.00</text:p>
          </table:table-cell>
        </table:table-row>
        <table:table-row>
          <table:table-cell table:style-name="Table19.A2" office:value-type="string">
            <text:p text:style-name="P14">+ Paid Outs</text:p>
          </table:table-cell>
          <table:table-cell table:style-name="Table19.A2" office:value-type="string">
            <text:p text:style-name="P15">20.00</text:p>
          </table:table-cell>
          <table:table-cell table:style-name="Table19.A2" office:value-type="string">
            <text:p text:style-name="P15">10.00</text:p>
          </table:table-cell>
          <table:table-cell table:style-name="Table19.A2" office:value-type="string">
            <text:p text:style-name="P15">---</text:p>
          </table:table-cell>
          <table:table-cell table:style-name="Table19.E2" office:value-type="string">
            <text:p text:style-name="P16">30.00</text:p>
          </table:table-cell>
        </table:table-row>
        <table:table-row>
          <table:table-cell table:style-name="Table19.A2" office:value-type="string">
            <text:p text:style-name="P14">Total</text:p>
          </table:table-cell>
          <table:table-cell table:style-name="Table19.A2" office:value-type="string">
            <text:p text:style-name="P16">2,073.59</text:p>
          </table:table-cell>
          <table:table-cell table:style-name="Table19.A2" office:value-type="string">
            <text:p text:style-name="P16">1,035.57</text:p>
          </table:table-cell>
          <table:table-cell table:style-name="Table19.A2" office:value-type="string">
            <text:p text:style-name="P16">337.46</text:p>
          </table:table-cell>
          <table:table-cell table:style-name="Table19.E6" office:value-type="string">
            <text:p text:style-name="P16">3,446.62</text:p>
          </table:table-cell>
        </table:table-row>
        <table:table-row>
          <table:table-cell table:style-name="Table19.A7" office:value-type="string">
            <text:p text:style-name="P14"/>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6"/>
          </table:table-cell>
        </table:table-row>
        <table:table-row>
          <table:table-cell table:style-name="Table19.A2" office:value-type="string">
            <text:p text:style-name="P14">+ Closing Reading</text:p>
          </table:table-cell>
          <table:table-cell table:style-name="Table19.A2" office:value-type="string">
            <text:p text:style-name="P15">2,151.47</text:p>
          </table:table-cell>
          <table:table-cell table:style-name="Table19.A2" office:value-type="string">
            <text:p text:style-name="P15">1,095.03</text:p>
          </table:table-cell>
          <table:table-cell table:style-name="Table19.A2" office:value-type="string">
            <text:p text:style-name="P15">389.47</text:p>
          </table:table-cell>
          <table:table-cell table:style-name="Table19.E2" office:value-type="string">
            <text:p text:style-name="P16">3,635.97</text:p>
          </table:table-cell>
        </table:table-row>
        <table:table-row>
          <table:table-cell table:style-name="Table19.A2" office:value-type="string">
            <text:p text:style-name="P14">- Opening Reading</text:p>
          </table:table-cell>
          <table:table-cell table:style-name="Table19.A2" office:value-type="string">
            <text:p text:style-name="P15">50.00</text:p>
          </table:table-cell>
          <table:table-cell table:style-name="Table19.A2" office:value-type="string">
            <text:p text:style-name="P15">50.00</text:p>
          </table:table-cell>
          <table:table-cell table:style-name="Table19.A2" office:value-type="string">
            <text:p text:style-name="P15">50.00</text:p>
          </table:table-cell>
          <table:table-cell table:style-name="Table19.E2" office:value-type="string">
            <text:p text:style-name="P16">150.00</text:p>
          </table:table-cell>
        </table:table-row>
        <table:table-row>
          <table:table-cell table:style-name="Table19.A2" office:value-type="string">
            <text:p text:style-name="P14">= Difference</text:p>
          </table:table-cell>
          <table:table-cell table:style-name="Table19.A2" office:value-type="string">
            <text:p text:style-name="P16">2,101.47</text:p>
          </table:table-cell>
          <table:table-cell table:style-name="Table19.A2" office:value-type="string">
            <text:p text:style-name="P16">1,045.03</text:p>
          </table:table-cell>
          <table:table-cell table:style-name="Table19.A2" office:value-type="string">
            <text:p text:style-name="P16">339.47</text:p>
          </table:table-cell>
          <table:table-cell table:style-name="Table19.E6" office:value-type="string">
            <text:p text:style-name="P16">3,485.97</text:p>
          </table:table-cell>
        </table:table-row>
        <table:table-row>
          <table:table-cell table:style-name="Table19.A2" office:value-type="string">
            <text:p text:style-name="P14">- Coupons</text:p>
          </table:table-cell>
          <table:table-cell table:style-name="Table19.A2" office:value-type="string">
            <text:p text:style-name="P15">7.50</text:p>
          </table:table-cell>
          <table:table-cell table:style-name="Table19.A2" office:value-type="string">
            <text:p text:style-name="P15">1.75</text:p>
          </table:table-cell>
          <table:table-cell table:style-name="Table19.A2" office:value-type="string">
            <text:p text:style-name="P15">---</text:p>
          </table:table-cell>
          <table:table-cell table:style-name="Table19.E2" office:value-type="string">
            <text:p text:style-name="P16">9.25</text:p>
          </table:table-cell>
        </table:table-row>
        <table:table-row>
          <table:table-cell table:style-name="Table19.A2" office:value-type="string">
            <text:p text:style-name="P14">- Discounts</text:p>
          </table:table-cell>
          <table:table-cell table:style-name="Table19.A2" office:value-type="string">
            <text:p text:style-name="P15">12.34</text:p>
          </table:table-cell>
          <table:table-cell table:style-name="Table19.A2" office:value-type="string">
            <text:p text:style-name="P15">7.67</text:p>
          </table:table-cell>
          <table:table-cell table:style-name="Table19.A2" office:value-type="string">
            <text:p text:style-name="P15">---</text:p>
          </table:table-cell>
          <table:table-cell table:style-name="Table19.E2" office:value-type="string">
            <text:p text:style-name="P16">20.01</text:p>
          </table:table-cell>
        </table:table-row>
        <table:table-row>
          <table:table-cell table:style-name="Table19.A2" office:value-type="string">
            <text:p text:style-name="P14">- Void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 Refunds</text:p>
          </table:table-cell>
          <table:table-cell table:style-name="Table19.A2" office:value-type="string">
            <text:p text:style-name="P15">8.00</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8.00</text:p>
          </table:table-cell>
        </table:table-row>
        <table:table-row>
          <table:table-cell table:style-name="Table19.A2" office:value-type="string">
            <text:p text:style-name="P14">- Over-Ring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Total</text:p>
          </table:table-cell>
          <table:table-cell table:style-name="Table19.A2" office:value-type="string">
            <text:p text:style-name="P16">2,073.63</text:p>
          </table:table-cell>
          <table:table-cell table:style-name="Table19.A2" office:value-type="string">
            <text:p text:style-name="P16">1,035.61</text:p>
          </table:table-cell>
          <table:table-cell table:style-name="Table19.A2" office:value-type="string">
            <text:p text:style-name="P16">339.47</text:p>
          </table:table-cell>
          <table:table-cell table:style-name="Table19.E6" office:value-type="string">
            <text:p text:style-name="P16">3,448.71</text:p>
          </table:table-cell>
        </table:table-row>
        <table:table-row>
          <table:table-cell table:style-name="Table19.A7" office:value-type="string">
            <text:p text:style-name="P14"/>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6"/>
          </table:table-cell>
        </table:table-row>
        <table:table-row>
          <table:table-cell table:style-name="Table19.A2" office:value-type="string">
            <text:p text:style-name="P14">Over + or Short -</text:p>
          </table:table-cell>
          <table:table-cell table:style-name="Table19.A2" office:value-type="string">
            <text:p text:style-name="P16">-0.04</text:p>
          </table:table-cell>
          <table:table-cell table:style-name="Table19.A2" office:value-type="string">
            <text:p text:style-name="P16">-0.04</text:p>
          </table:table-cell>
          <table:table-cell table:style-name="Table19.A2" office:value-type="string">
            <text:p text:style-name="P16">-2.01</text:p>
          </table:table-cell>
          <table:table-cell table:style-name="Table19.E6" office:value-type="string">
            <text:p text:style-name="P16">-2.09</text:p>
          </table:table-cell>
        </table:table-row>
      </table:table>
      <text:list xml:id="list1767128720" text:style-name="L27">
        <text:list-item>
          <text:p text:style-name="P50">$3.67</text:p>
        </text:list-item>
      </text:list>
      <text:p text:style-name="P2"/>
      <text:p text:style-name="P3">Chapter 15 - Parenteral Dosage Calculations</text:p>
      <text:p text:style-name="P5"/>
      <text:p text:style-name="P5">Worksheet 15-1</text:p>
      <text:list xml:id="list534395047" text:style-name="L28">
        <text:list-item>
          <text:p text:style-name="P51">24.75 mL</text:p>
        </text:list-item>
        <text:list-item>
          <text:p text:style-name="P51">1 mL</text:p>
        </text:list-item>
        <text:list-item>
          <text:p text:style-name="P51">50 mg</text:p>
        </text:list-item>
        <text:list-item>
          <text:p text:style-name="P51">0.12 mL</text:p>
        </text:list-item>
        <text:list-item>
          <text:p text:style-name="P51">0.8 mL</text:p>
        </text:list-item>
        <text:list-item>
          <text:p text:style-name="P51">2.5 mL</text:p>
        </text:list-item>
        <text:list-item>
          <text:p text:style-name="P51">12.5 mL</text:p>
        </text:list-item>
        <text:list-item>
          <text:p text:style-name="P51">14 mL</text:p>
        </text:list-item>
        <text:list-item>
          <text:p text:style-name="P51">1.6 mL</text:p>
        </text:list-item>
        <text:list-item>
          <text:p text:style-name="P51">4.7 mL</text:p>
        </text:list-item>
        <text:list-item>
          <text:p text:style-name="P51">31 mL</text:p>
        </text:list-item>
        <text:list-item>
          <text:p text:style-name="P51">70 mg</text:p>
        </text:list-item>
        <text:list-item>
          <text:p text:style-name="P51">0.5 mL</text:p>
        </text:list-item>
        <text:list-item>
          <text:p text:style-name="P51">4 mL</text:p>
        </text:list-item>
        <text:list-item>
          <text:p text:style-name="P51">7.5 mL</text:p>
        </text:list-item>
        <text:list-item>
          <text:p text:style-name="P51">12 mL</text:p>
        </text:list-item>
        <text:list-item>
          <text:p text:style-name="P51">6 mL</text:p>
        </text:list-item>
      </text:list>
      <text:p text:style-name="P5"/>
      <text:p text:style-name="P5">Worksheet 15-2</text:p>
      <text:list xml:id="list208132339" text:style-name="L29">
        <text:list-item>
          <text:p text:style-name="P56"><text:soft-page-break/>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56">d c p e i l k b a o n j h g m f</text:p>
        </text:list-item>
        <text:list-item>
          <text:p text:style-name="P56">inhalation and ophthalmic</text:p>
        </text:list-item>
        <text:list-item>
          <text:p text:style-name="P56">sterile, free of visible particulate material, pyrogen-free, stable for intended use, a pH similar to that of human blood, isotonic</text:p>
        </text:list-item>
        <text:list-item>
          <text:p text:style-name="P56">2.5 mL</text:p>
        </text:list-item>
        <text:list-item>
          <text:p text:style-name="P56">0.15 mL</text:p>
        </text:list-item>
        <text:list-item>
          <text:p text:style-name="P56"/>
          <text:list>
            <text:list-item>
              <text:p text:style-name="P56">12.5 mL</text:p>
            </text:list-item>
            <text:list-item>
              <text:p text:style-name="P56">1.5 mL</text:p>
            </text:list-item>
            <text:list-item>
              <text:p text:style-name="P56">21 mL</text:p>
            </text:list-item>
            <text:list-item>
              <text:p text:style-name="P56">31.25 mL</text:p>
            </text:list-item>
            <text:list-item>
              <text:p text:style-name="P56">0.3 mL</text:p>
            </text:list-item>
            <text:list-item>
              <text:p text:style-name="P56">0.5 mL</text:p>
            </text:list-item>
            <text:list-item>
              <text:p text:style-name="P56">4 mL</text:p>
            </text:list-item>
          </text:list>
        </text:list-item>
        <text:list-item>
          <text:p text:style-name="P56">The syringe should be marked at 2 mL</text:p>
        </text:list-item>
        <text:list-item>
          <text:p text:style-name="P56">5 mL</text:p>
        </text:list-item>
        <text:list-item>
          <text:p text:style-name="P56">3 mL</text:p>
        </text:list-item>
        <text:list-item>
          <text:p text:style-name="P56">100 mg</text:p>
        </text:list-item>
        <text:list-item>
          <text:p text:style-name="P56">250,000 u/mL = 26 mL; 500,000 u/mL = 13 mL; 1,000,000 u/m/L = 6.5 mL</text:p>
        </text:list-item>
        <text:list-item>
          <text:p text:style-name="P56">Both syringes should be marked at 16 mL.</text:p>
        </text:list-item>
      </text:list>
      <text:p text:style-name="P5"/>
      <text:p text:style-name="P6">Chapter 16 - Insulin</text:p>
      <text:p text:style-name="P5"/>
      <text:p text:style-name="P5">Worksheet 16-1</text:p>
      <text:list xml:id="list234371008" text:style-name="L30">
        <text:list-item>
          <text:p text:style-name="P52">A; Mark the syringe at 12 units.</text:p>
        </text:list-item>
        <text:list-item>
          <text:p text:style-name="P52">B; Mark the syringe at 15 units.</text:p>
        </text:list-item>
        <text:list-item>
          <text:p text:style-name="P52">D; Mark the syringe at 35 units.</text:p>
        </text:list-item>
        <text:list-item>
          <text:p text:style-name="P52">E; Mark the syringe at 72 units.</text:p>
        </text:list-item>
        <text:list-item>
          <text:p text:style-name="P52">I; Mark the syringe at 55 units.</text:p>
        </text:list-item>
        <text:list-item>
          <text:p text:style-name="P52">C; Mark the syringe at 22 units.</text:p>
        </text:list-item>
        <text:list-item>
          <text:p text:style-name="P52">F; Mark the syringe at 80 units.</text:p>
        </text:list-item>
        <text:list-item>
          <text:p text:style-name="P52">H; Mark the syringe at 45 units.</text:p>
        </text:list-item>
        <text:list-item>
          <text:p text:style-name="P52">B; Mark the syringe at 25 units.</text:p>
        </text:list-item>
        <text:list-item>
          <text:p text:style-name="P52">G; Mark the syringe at 0.34 cc.</text:p>
        </text:list-item>
        <text:list-item>
          <text:p text:style-name="P52">D; Mark the syringe at 40 units.</text:p>
        </text:list-item>
        <text:list-item>
          <text:p text:style-name="P52">F; Mark the syringe at 77 units.</text:p>
        </text:list-item>
        <text:list-item>
          <text:p text:style-name="P52">E; Mark the syringe at 21 units.</text:p>
        </text:list-item>
        <text:list-item>
          <text:p text:style-name="P52">A; Mark the syringe at 0.5 cc.</text:p>
        </text:list-item>
        <text:list-item>
          <text:p text:style-name="P57">The clear rapid or short-acting insulin is actually drawn into the syringe prior to adding the cloudy isophane (NPH) insulin.</text:p>
        </text:list-item>
        <text:list-item>
          <text:p text:style-name="P59"><text:span text:style-name="T9">A &amp; I;</text:span><text:span text:style-name="T10"> </text:span><text:span text:style-name="T4">First, calculate the total dose. (15 units + 30 units = 45 units) Then draw up 30 units of air and inject it into the Humulin N </text:span><text:span text:style-name="T10">vial, but do not draw up any solution yet. Withdraw the needle from the vial. Next, draw up 15 units of air, inject it into the Humulin R, and draw 15 </text:span><text:soft-page-break/><text:span text:style-name="T10">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5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2T09:44:52</dc:date>
    <dc:creator>Sean Parsons</dc:creator>
    <meta:editing-duration>PT13H48M52S</meta:editing-duration>
    <meta:editing-cycles>15</meta:editing-cycles>
    <meta:generator>LibreOffice/3.3$Linux LibreOffice_project/330m19$Build-301</meta:generator>
    <meta:printed-by>Sean Parsons</meta:printed-by>
    <meta:print-date>2011-08-12T08:14:20</meta:print-date>
    <meta:document-statistic meta:table-count="7" meta:image-count="0" meta:object-count="166" meta:page-count="30" meta:paragraph-count="1448" meta:word-count="3526" meta:character-count="16614"/>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